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2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<text:s text:c="2"/>name <text:s/></text:p>
          </table:table-cell>
          <table:table-cell office:value-type="string" calcext:value-type="string">
            <text:p><text:s text:c="2"/>seconds <text:s/></text:p>
          </table:table-cell>
          <table:table-cell office:value-type="string" calcext:value-type="string">
            <text:p><text:s text:c="5"/>gc <text:s text:c="4"/></text:p>
          </table:table-cell>
          <table:table-cell office:value-type="string" calcext:value-type="string">
            <text:p><text:s text:c="4"/>consed <text:s text:c="2"/></text:p>
          </table:table-cell>
          <table:table-cell office:value-type="string" calcext:value-type="string">
            <text:p><text:s text:c="3"/>calls <text:s text:c="2"/></text:p>
          </table:table-cell>
          <table:table-cell office:value-type="string" calcext:value-type="string">
            <text:p><text:s text:c="2"/>sec/call <text:s/></text:p>
          </table:table-cell>
        </table:table-row>
        <table:table-row table:style-name="ro1">
          <table:table-cell office:value-type="string" calcext:value-type="string">
            <text:p><text:s/>V-TYPEP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160" calcext:value-type="float">
            <text:p>176160</text:p>
          </table:table-cell>
          <table:table-cell table:formula="of:=[.B2]/[.E2]" office:value-type="float" office:value="0.000000249772933696639" calcext:value-type="float">
            <text:p>2.49772933696639E-07</text:p>
          </table:table-cell>
        </table:table-row>
        <table:table-row table:style-name="ro1">
          <table:table-cell office:value-type="string" calcext:value-type="string">
            <text:p><text:s/>VARJO.INTERNALS::VTYPE-EXISTSP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90" calcext:value-type="float">
            <text:p>112590</text:p>
          </table:table-cell>
          <table:table-cell table:formula="of:=[.B3]/[.E3]" office:value-type="float" office:value="0.000000337507771560529" calcext:value-type="float">
            <text:p>3.37507771560529E-07</text:p>
          </table:table-cell>
        </table:table-row>
        <table:table-row table:style-name="ro1">
          <table:table-cell office:value-type="string" calcext:value-type="string">
            <text:p><text:s/>TYPE-&gt;TYPE-SPEC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196464" calcext:value-type="float">
            <text:p>196464</text:p>
          </table:table-cell>
          <table:table-cell office:value-type="float" office:value="73980" calcext:value-type="float">
            <text:p>73980</text:p>
          </table:table-cell>
          <table:table-cell table:formula="of:=[.B4]/[.E4]" office:value-type="float" office:value="0.00000032441200324412" calcext:value-type="float">
            <text:p>3.2441200324412E-07</text:p>
          </table:table-cell>
        </table:table-row>
        <table:table-row table:style-name="ro1">
          <table:table-cell office:value-type="string" calcext:value-type="string">
            <text:p><text:s/>VARJO.INTERNALS:TYPE-SET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80" calcext:value-type="float">
            <text:p>202380</text:p>
          </table:table-cell>
          <table:table-cell table:formula="of:=[.B5]/[.E5]" office:value-type="float" office:value="0.000000103765194189149" calcext:value-type="float">
            <text:p>1.03765194189149E-07</text:p>
          </table:table-cell>
        </table:table-row>
        <table:table-row table:style-name="ro1">
          <table:table-cell office:value-type="string" calcext:value-type="string">
            <text:p><text:s/>VARJO.INTERNALS::REPLACE-SUBSTRINGS-IN-NAME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2063072" calcext:value-type="float">
            <text:p>2063072</text:p>
          </table:table-cell>
          <table:table-cell office:value-type="float" office:value="930" calcext:value-type="float">
            <text:p>930</text:p>
          </table:table-cell>
          <table:table-cell table:formula="of:=[.B6]/[.E6]" office:value-type="float" office:value="0.0000182795698924731" calcext:value-type="float">
            <text:p>1.82795698924731E-05</text:p>
          </table:table-cell>
        </table:table-row>
        <table:table-row table:style-name="ro1">
          <table:table-cell office:value-type="string" calcext:value-type="string">
            <text:p><text:s/>FLOW-IDS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240" calcext:value-type="float">
            <text:p>177240</text:p>
          </table:table-cell>
          <table:table-cell table:formula="of:=[.B7]/[.E7]" office:value-type="float" office:value="0.0000000902730760550666" calcext:value-type="float">
            <text:p>9.02730760550666E-08</text:p>
          </table:table-cell>
        </table:table-row>
        <table:table-row table:style-name="ro1">
          <table:table-cell office:value-type="string" calcext:value-type="string">
            <text:p><text:s/>VARJO.INTERNALS::EXPAND-KEYWORD-TYPE-SPEC-SHORTHAND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020" calcext:value-type="float">
            <text:p>226020</text:p>
          </table:table-cell>
          <table:table-cell table:formula="of:=[.B8]/[.E8]" office:value-type="float" office:value="0.0000000663658083355455" calcext:value-type="float">
            <text:p>6.63658083355455E-08</text:p>
          </table:table-cell>
        </table:table-row>
        <table:table-row table:style-name="ro1">
          <table:table-cell office:value-type="string" calcext:value-type="string">
            <text:p><text:s/>V-ERRORP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70" calcext:value-type="float">
            <text:p>101970</text:p>
          </table:table-cell>
          <table:table-cell table:formula="of:=[.B9]/[.E9]" office:value-type="float" office:value="0.000000117681671079729" calcext:value-type="float">
            <text:p>1.17681671079729E-07</text:p>
          </table:table-cell>
        </table:table-row>
        <table:table-row table:style-name="ro1">
          <table:table-cell office:value-type="string" calcext:value-type="string">
            <text:p><text:s/>VARJO.INTERNALS:FRESH-ENVIRONMENT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12249648" calcext:value-type="float">
            <text:p>12249648</text:p>
          </table:table-cell>
          <table:table-cell office:value-type="float" office:value="8460" calcext:value-type="float">
            <text:p>8460</text:p>
          </table:table-cell>
          <table:table-cell table:formula="of:=[.B10]/[.E10]" office:value-type="float" office:value="0.00000130023640661939" calcext:value-type="float">
            <text:p>1.30023640661939E-06</text:p>
          </table:table-cell>
        </table:table-row>
        <table:table-row table:style-name="ro1">
          <table:table-cell office:value-type="string" calcext:value-type="string">
            <text:p><text:s/>VARJO.INTERNALS::EXPAND-ARGUMENT-SPEC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2740" calcext:value-type="float">
            <text:p>52740</text:p>
          </table:table-cell>
          <table:table-cell table:formula="of:=[.B11]/[.E11]" office:value-type="float" office:value="0.000000208570345089116" calcext:value-type="float">
            <text:p>2.08570345089116E-07</text:p>
          </table:table-cell>
        </table:table-row>
        <table:table-row table:style-name="ro1">
          <table:table-cell office:value-type="string" calcext:value-type="string">
            <text:p><text:s/>VARJO.INTERNALS::ASSERT-VALID-TYPE-SET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7570" calcext:value-type="float">
            <text:p>57570</text:p>
          </table:table-cell>
          <table:table-cell table:formula="of:=[.B12]/[.E12]" office:value-type="float" office:value="0.000000191071738752823" calcext:value-type="float">
            <text:p>1.91071738752823E-07</text:p>
          </table:table-cell>
        </table:table-row>
        <table:table-row table:style-name="ro1">
          <table:table-cell office:value-type="string" calcext:value-type="string">
            <text:p><text:s/>VARJO.INTERNALS:NODE-TREE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0" calcext:value-type="float">
            <text:p>20970</text:p>
          </table:table-cell>
          <table:table-cell table:formula="of:=[.B13]/[.E13]" office:value-type="float" office:value="0.000000476871721506915" calcext:value-type="float">
            <text:p>4.76871721506915E-07</text:p>
          </table:table-cell>
        </table:table-row>
        <table:table-row table:style-name="ro1">
          <table:table-cell office:value-type="string" calcext:value-type="string">
            <text:p><text:s/>VARJO.INTERNALS::VALID-TYPE-SET-P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884736" calcext:value-type="float">
            <text:p>884736</text:p>
          </table:table-cell>
          <table:table-cell office:value-type="float" office:value="57570" calcext:value-type="float">
            <text:p>57570</text:p>
          </table:table-cell>
          <table:table-cell table:formula="of:=[.B14]/[.E14]" office:value-type="float" office:value="0.000000156331422615946" calcext:value-type="float">
            <text:p>1.56331422615946E-07</text:p>
          </table:table-cell>
        </table:table-row>
        <table:table-row table:style-name="ro1">
          <table:table-cell office:value-type="string" calcext:value-type="string">
            <text:p><text:s/>VARJO.INTERNALS:V-PARENT-ENV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750" calcext:value-type="float">
            <text:p>246750</text:p>
          </table:table-cell>
          <table:table-cell table:formula="of:=[.B15]/[.E15]" office:value-type="float" office:value="0.0000000324214792299899" calcext:value-type="float">
            <text:p>3.24214792299899E-08</text:p>
          </table:table-cell>
        </table:table-row>
        <table:table-row table:style-name="ro1">
          <table:table-cell office:value-type="string" calcext:value-type="string">
            <text:p><text:s/>VARJO.UTILS:LISTIFY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1015808" calcext:value-type="float">
            <text:p>1015808</text:p>
          </table:table-cell>
          <table:table-cell office:value-type="float" office:value="69480" calcext:value-type="float">
            <text:p>69480</text:p>
          </table:table-cell>
          <table:table-cell table:formula="of:=[.B16]/[.E16]" office:value-type="float" office:value="0.000000115141047783535" calcext:value-type="float">
            <text:p>1.15141047783535E-07</text:p>
          </table:table-cell>
        </table:table-row>
        <table:table-row table:style-name="ro1">
          <table:table-cell office:value-type="string" calcext:value-type="string">
            <text:p><text:s/>VARJO.INTERNALS::%VALID-FOR-CONTEXTP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540" calcext:value-type="float">
            <text:p>138540</text:p>
          </table:table-cell>
          <table:table-cell table:formula="of:=[.B17]/[.E17]" office:value-type="float" office:value="0.000000050526923632164" calcext:value-type="float">
            <text:p>5.0526923632164E-08</text:p>
          </table:table-cell>
        </table:table-row>
        <table:table-row table:style-name="ro1">
          <table:table-cell office:value-type="string" calcext:value-type="string">
            <text:p><text:s/>VARJO.INTERNALS:IDS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40" calcext:value-type="float">
            <text:p>40440</text:p>
          </table:table-cell>
          <table:table-cell table:formula="of:=[.B18]/[.E18]" office:value-type="float" office:value="0.000000148367952522255" calcext:value-type="float">
            <text:p>1.48367952522255E-07</text:p>
          </table:table-cell>
        </table:table-row>
        <table:table-row table:style-name="ro1">
          <table:table-cell office:value-type="string" calcext:value-type="string">
            <text:p><text:s/>VARJO.INTERNALS:V-CONTEXT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830" calcext:value-type="float">
            <text:p>154830</text:p>
          </table:table-cell>
          <table:table-cell table:formula="of:=[.B19]/[.E19]" office:value-type="float" office:value="0.0000000387521798101143" calcext:value-type="float">
            <text:p>3.87521798101143E-08</text:p>
          </table:table-cell>
        </table:table-row>
        <table:table-row table:style-name="ro1">
          <table:table-cell office:value-type="string" calcext:value-type="string">
            <text:p><text:s/>VARJO.INTERNALS::NORMALIZE-OUT-OF-SCOPE-ARGS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70" calcext:value-type="float">
            <text:p>5670</text:p>
          </table:table-cell>
          <table:table-cell table:formula="of:=[.B20]/[.E20]" office:value-type="float" office:value="0.00000105820105820106" calcext:value-type="float">
            <text:p>1.05820105820106E-06</text:p>
          </table:table-cell>
        </table:table-row>
        <table:table-row table:style-name="ro1">
          <table:table-cell office:value-type="string" calcext:value-type="string">
            <text:p><text:s/>VARJO.INTERNALS:PREFIX-TYPE-TO-STRING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3627648" calcext:value-type="float">
            <text:p>3627648</text:p>
          </table:table-cell>
          <table:table-cell office:value-type="float" office:value="2550" calcext:value-type="float">
            <text:p>2550</text:p>
          </table:table-cell>
          <table:table-cell table:formula="of:=[.B21]/[.E21]" office:value-type="float" office:value="0.00000196078431372549" calcext:value-type="float">
            <text:p>1.96078431372549E-06</text:p>
          </table:table-cell>
        </table:table-row>
        <table:table-row table:style-name="ro1">
          <table:table-cell office:value-type="string" calcext:value-type="string">
            <text:p><text:s/>VARJO.INTERNALS::SINGULAR-FLOW-ID-P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40" calcext:value-type="float">
            <text:p>13740</text:p>
          </table:table-cell>
          <table:table-cell table:formula="of:=[.B22]/[.E22]" office:value-type="float" office:value="0.000000363901018922853" calcext:value-type="float">
            <text:p>3.63901018922853E-07</text:p>
          </table:table-cell>
        </table:table-row>
        <table:table-row table:style-name="ro1">
          <table:table-cell office:value-type="string" calcext:value-type="string">
            <text:p><text:s/>VARJO.INTERNALS:NTH-RETURN-NAME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359824" calcext:value-type="float">
            <text:p>359824</text:p>
          </table:table-cell>
          <table:table-cell office:value-type="float" office:value="1080" calcext:value-type="float">
            <text:p>1080</text:p>
          </table:table-cell>
          <table:table-cell table:formula="of:=[.B23]/[.E23]" office:value-type="float" office:value="0.00000462962962962963" calcext:value-type="float">
            <text:p>4.62962962962963E-06</text:p>
          </table:table-cell>
        </table:table-row>
        <table:table-row table:style-name="ro1">
          <table:table-cell office:value-type="string" calcext:value-type="string">
            <text:p><text:s/>VARJO.INTERNALS:V-VERSIONS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70" calcext:value-type="float">
            <text:p>55470</text:p>
          </table:table-cell>
          <table:table-cell table:formula="of:=[.B24]/[.E24]" office:value-type="float" office:value="0.0000000721110510185686" calcext:value-type="float">
            <text:p>7.21110510185686E-08</text:p>
          </table:table-cell>
        </table:table-row>
        <table:table-row table:style-name="ro1">
          <table:table-cell office:value-type="string" calcext:value-type="string">
            <text:p><text:s/>VARJO.INTERNALS:AST-ARGS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10" calcext:value-type="float">
            <text:p>17010</text:p>
          </table:table-cell>
          <table:table-cell table:formula="of:=[.B25]/[.E25]" office:value-type="float" office:value="0.000000235155790711346" calcext:value-type="float">
            <text:p>2.35155790711346E-07</text:p>
          </table:table-cell>
        </table:table-row>
        <table:table-row table:style-name="ro1">
          <table:table-cell office:value-type="string" calcext:value-type="string">
            <text:p><text:s/>VARJO.INTERNALS::GET-VERSION-FROM-CONTEXT-LIST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80" calcext:value-type="float">
            <text:p>7380</text:p>
          </table:table-cell>
          <table:table-cell table:formula="of:=[.B26]/[.E26]" office:value-type="float" office:value="0.000000542005420054201" calcext:value-type="float">
            <text:p>5.42005420054201E-07</text:p>
          </table:table-cell>
        </table:table-row>
        <table:table-row table:style-name="ro1">
          <table:table-cell office:value-type="string" calcext:value-type="string">
            <text:p><text:s/>VARJO.INTERNALS:AST-RETURN-TYPE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50" calcext:value-type="float">
            <text:p>43650</text:p>
          </table:table-cell>
          <table:table-cell table:formula="of:=[.B27]/[.E27]" office:value-type="float" office:value="0.0000000916380297823597" calcext:value-type="float">
            <text:p>9.16380297823597E-08</text:p>
          </table:table-cell>
        </table:table-row>
        <table:table-row table:style-name="ro1">
          <table:table-cell office:value-type="string" calcext:value-type="string">
            <text:p><text:s/>VARJO.INTERNALS::ADD-GLSL-FUNCS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2916352" calcext:value-type="float">
            <text:p>2916352</text:p>
          </table:table-cell>
          <table:table-cell office:value-type="float" office:value="150" calcext:value-type="float">
            <text:p>150</text:p>
          </table:table-cell>
          <table:table-cell table:formula="of:=[.B28]/[.E28]" office:value-type="float" office:value="0.0000266666666666667" calcext:value-type="float">
            <text:p>2.66666666666667E-05</text:p>
          </table:table-cell>
        </table:table-row>
        <table:table-row table:style-name="ro1">
          <table:table-cell office:value-type="string" calcext:value-type="string">
            <text:p><text:s/>VARJO.INTERNALS::GET-VERSION-FROM-CONTEXT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80" calcext:value-type="float">
            <text:p>7380</text:p>
          </table:table-cell>
          <table:table-cell table:formula="of:=[.B29]/[.E29]" office:value-type="float" office:value="0.000000542005420054201" calcext:value-type="float">
            <text:p>5.42005420054201E-07</text:p>
          </table:table-cell>
        </table:table-row>
        <table:table-row table:style-name="ro1">
          <table:table-cell office:value-type="string" calcext:value-type="string">
            <text:p><text:s/>VARJO.INTERNALS:V-DISCARDED-P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0" calcext:value-type="float">
            <text:p>2280</text:p>
          </table:table-cell>
          <table:table-cell table:formula="of:=[.B30]/[.E30]" office:value-type="float" office:value="0.00000175438596491228" calcext:value-type="float">
            <text:p>1.75438596491228E-06</text:p>
          </table:table-cell>
        </table:table-row>
        <table:table-row table:style-name="ro1">
          <table:table-cell office:value-type="string" calcext:value-type="string">
            <text:p><text:s/>V-SPECIAL-FUNCTIONP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560" calcext:value-type="float">
            <text:p>76560</text:p>
          </table:table-cell>
          <table:table-cell table:formula="of:=[.B31]/[.E31]" office:value-type="float" office:value="0.0000000522466039707419" calcext:value-type="float">
            <text:p>5.22466039707419E-08</text:p>
          </table:table-cell>
        </table:table-row>
        <table:table-row table:style-name="ro1">
          <table:table-cell office:value-type="string" calcext:value-type="string">
            <text:p><text:s/>VARJO.INTERNALS::MERGE-EMIT-SETS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table:formula="of:=[.B32]/[.E32]" office:value-type="float" office:value="0.00000121212121212121" calcext:value-type="float">
            <text:p>1.21212121212121E-06</text:p>
          </table:table-cell>
        </table:table-row>
        <table:table-row table:style-name="ro1">
          <table:table-cell office:value-type="string" calcext:value-type="string">
            <text:p><text:s/>VARJO.INTERNALS::GEN-SHADER-STRING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036016" calcext:value-type="float">
            <text:p>1036016</text:p>
          </table:table-cell>
          <table:table-cell office:value-type="float" office:value="150" calcext:value-type="float">
            <text:p>150</text:p>
          </table:table-cell>
          <table:table-cell table:formula="of:=[.B33]/[.E33]" office:value-type="float" office:value="0.0000266666666666667" calcext:value-type="float">
            <text:p>2.66666666666667E-05</text:p>
          </table:table-cell>
        </table:table-row>
        <table:table-row table:style-name="ro1">
          <table:table-cell office:value-type="string" calcext:value-type="string">
            <text:p><text:s/>VARJO.INTERNALS:MAKE-FUNCTION-SET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262128" calcext:value-type="float">
            <text:p>262128</text:p>
          </table:table-cell>
          <table:table-cell office:value-type="float" office:value="6300" calcext:value-type="float">
            <text:p>6300</text:p>
          </table:table-cell>
          <table:table-cell table:formula="of:=[.B34]/[.E34]" office:value-type="float" office:value="0.000000634920634920635" calcext:value-type="float">
            <text:p>6.34920634920635E-07</text:p>
          </table:table-cell>
        </table:table-row>
        <table:table-row table:style-name="ro1">
          <table:table-cell office:value-type="string" calcext:value-type="string">
            <text:p><text:s/>VARJO.INTERNALS:V-GLSL-STRING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980" calcext:value-type="float">
            <text:p>85980</text:p>
          </table:table-cell>
          <table:table-cell table:formula="of:=[.B35]/[.E35]" office:value-type="float" office:value="0.0000000465224470807164" calcext:value-type="float">
            <text:p>4.65224470807164E-08</text:p>
          </table:table-cell>
        </table:table-row>
        <table:table-row table:style-name="ro1">
          <table:table-cell office:value-type="string" calcext:value-type="string">
            <text:p><text:s/>QUALIFIERS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30" calcext:value-type="float">
            <text:p>22530</text:p>
          </table:table-cell>
          <table:table-cell table:formula="of:=[.B36]/[.E36]" office:value-type="float" office:value="0.000000133155792276964" calcext:value-type="float">
            <text:p>1.33155792276964E-07</text:p>
          </table:table-cell>
        </table:table-row>
        <table:table-row table:style-name="ro1">
          <table:table-cell office:value-type="string" calcext:value-type="string">
            <text:p><text:s/>VARJO.INTERNALS::ASSERT-FLOW-ID-SINGULARITY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70" calcext:value-type="float">
            <text:p>40770</text:p>
          </table:table-cell>
          <table:table-cell table:formula="of:=[.B37]/[.E37]" office:value-type="float" office:value="0.0000000735835172921266" calcext:value-type="float">
            <text:p>7.35835172921266E-08</text:p>
          </table:table-cell>
        </table:table-row>
        <table:table-row table:style-name="ro1">
          <table:table-cell office:value-type="string" calcext:value-type="string">
            <text:p><text:s/>VARJO.INTERNALS:OUT-OF-SCOPE-ARGS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30" calcext:value-type="float">
            <text:p>20730</text:p>
          </table:table-cell>
          <table:table-cell table:formula="of:=[.B38]/[.E38]" office:value-type="float" office:value="0.000000144717800289436" calcext:value-type="float">
            <text:p>1.44717800289436E-07</text:p>
          </table:table-cell>
        </table:table-row>
        <table:table-row table:style-name="ro1">
          <table:table-cell office:value-type="string" calcext:value-type="string">
            <text:p><text:s/>VARJO.INTERNALS::MERGE-RETURN-SETS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70" calcext:value-type="float">
            <text:p>5670</text:p>
          </table:table-cell>
          <table:table-cell table:formula="of:=[.B39]/[.E39]" office:value-type="float" office:value="0.000000529100529100529" calcext:value-type="float">
            <text:p>5.29100529100529E-07</text:p>
          </table:table-cell>
        </table:table-row>
        <table:table-row table:style-name="ro1">
          <table:table-cell office:value-type="string" calcext:value-type="string">
            <text:p><text:s/>VARJO.INTERNALS::%GEN-FLOW-GL-ID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70" calcext:value-type="float">
            <text:p>5670</text:p>
          </table:table-cell>
          <table:table-cell table:formula="of:=[.B40]/[.E40]" office:value-type="float" office:value="0.000000529100529100529" calcext:value-type="float">
            <text:p>5.29100529100529E-07</text:p>
          </table:table-cell>
        </table:table-row>
        <table:table-row table:style-name="ro1">
          <table:table-cell office:value-type="string" calcext:value-type="string">
            <text:p><text:s/>VARJO.INTERNALS:EXT-FUNC-COMPILE-CHAIN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70" calcext:value-type="float">
            <text:p>8670</text:p>
          </table:table-cell>
          <table:table-cell table:formula="of:=[.B41]/[.E41]" office:value-type="float" office:value="0.000000346020761245675" calcext:value-type="float">
            <text:p>3.46020761245675E-07</text:p>
          </table:table-cell>
        </table:table-row>
        <table:table-row table:style-name="ro1">
          <table:table-cell office:value-type="string" calcext:value-type="string">
            <text:p><text:s/>VARJO.INTERNALS::GEN-GLSL-STRING-FOR-SYMBOL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621632" calcext:value-type="float">
            <text:p>621632</text:p>
          </table:table-cell>
          <table:table-cell office:value-type="float" office:value="930" calcext:value-type="float">
            <text:p>930</text:p>
          </table:table-cell>
          <table:table-cell table:formula="of:=[.B42]/[.E42]" office:value-type="float" office:value="0.0000032258064516129" calcext:value-type="float">
            <text:p>3.2258064516129E-06</text:p>
          </table:table-cell>
        </table:table-row>
        <table:table-row table:style-name="ro1">
          <table:table-cell office:value-type="string" calcext:value-type="string">
            <text:p><text:s/>VARJO.INTERNALS::BARE-ID!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491440" calcext:value-type="float">
            <text:p>491440</text:p>
          </table:table-cell>
          <table:table-cell office:value-type="float" office:value="11850" calcext:value-type="float">
            <text:p>11850</text:p>
          </table:table-cell>
          <table:table-cell table:formula="of:=[.B43]/[.E43]" office:value-type="float" office:value="0.000000168776371308017" calcext:value-type="float">
            <text:p>1.68776371308017E-07</text:p>
          </table:table-cell>
        </table:table-row>
        <table:table-row table:style-name="ro1">
          <table:table-cell office:value-type="string" calcext:value-type="string">
            <text:p><text:s/>VARJO.INTERNALS:END-LINE-STR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601136" calcext:value-type="float">
            <text:p>1601136</text:p>
          </table:table-cell>
          <table:table-cell office:value-type="float" office:value="1800" calcext:value-type="float">
            <text:p>1800</text:p>
          </table:table-cell>
          <table:table-cell table:formula="of:=[.B44]/[.E44]" office:value-type="float" office:value="0.00000111111111111111" calcext:value-type="float">
            <text:p>1.11111111111111E-06</text:p>
          </table:table-cell>
        </table:table-row>
        <table:table-row table:style-name="ro1">
          <table:table-cell office:value-type="string" calcext:value-type="string">
            <text:p><text:s/>VARJO.INTERNALS::%FUNC-NAME-FROM-SET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4152784" calcext:value-type="float">
            <text:p>4152784</text:p>
          </table:table-cell>
          <table:table-cell office:value-type="float" office:value="6300" calcext:value-type="float">
            <text:p>6300</text:p>
          </table:table-cell>
          <table:table-cell table:formula="of:=[.B45]/[.E45]" office:value-type="float" office:value="0.000000317460317460317" calcext:value-type="float">
            <text:p>3.17460317460317E-07</text:p>
          </table:table-cell>
        </table:table-row>
        <table:table-row table:style-name="ro1">
          <table:table-cell office:value-type="string" calcext:value-type="string">
            <text:p><text:s/>VARJO.INTERNALS:STEMCELLP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0" calcext:value-type="float">
            <text:p>2760</text:p>
          </table:table-cell>
          <table:table-cell table:formula="of:=[.B46]/[.E46]" office:value-type="float" office:value="0.00000072463768115942" calcext:value-type="float">
            <text:p>7.2463768115942E-07</text:p>
          </table:table-cell>
        </table:table-row>
        <table:table-row table:style-name="ro1">
          <table:table-cell office:value-type="string" calcext:value-type="string">
            <text:p><text:s/>EPHEMERAL-P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30" calcext:value-type="float">
            <text:p>30030</text:p>
          </table:table-cell>
          <table:table-cell table:formula="of:=[.B47]/[.E47]" office:value-type="float" office:value="0.0000000666000666000666" calcext:value-type="float">
            <text:p>6.66000666000666E-08</text:p>
          </table:table-cell>
        </table:table-row>
        <table:table-row table:style-name="ro1">
          <table:table-cell office:value-type="string" calcext:value-type="string">
            <text:p><text:s/>VARJO.INTERNALS::ADD-LISP-&gt;GLSL-NAME-MAPPING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459744" calcext:value-type="float">
            <text:p>1459744</text:p>
          </table:table-cell>
          <table:table-cell office:value-type="float" office:value="8040" calcext:value-type="float">
            <text:p>8040</text:p>
          </table:table-cell>
          <table:table-cell table:formula="of:=[.B48]/[.E48]" office:value-type="float" office:value="0.000000248756218905473" calcext:value-type="float">
            <text:p>2.48756218905473E-07</text:p>
          </table:table-cell>
        </table:table-row>
        <table:table-row table:style-name="ro1">
          <table:table-cell office:value-type="string" calcext:value-type="string">
            <text:p><text:s/>VARJO.INTERNALS:MAKE-TYPE-SET*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342976" calcext:value-type="float">
            <text:p>1342976</text:p>
          </table:table-cell>
          <table:table-cell office:value-type="float" office:value="16590" calcext:value-type="float">
            <text:p>16590</text:p>
          </table:table-cell>
          <table:table-cell table:formula="of:=[.B49]/[.E49]" office:value-type="float" office:value="0.000000120554550934298" calcext:value-type="float">
            <text:p>1.20554550934298E-07</text:p>
          </table:table-cell>
        </table:table-row>
        <table:table-row table:style-name="ro1">
          <table:table-cell office:value-type="string" calcext:value-type="string">
            <text:p><text:s/>VARJO.INTERNALS::LIKELY-RECURSION-P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50]/[.E50]" office:value-type="float" office:value="0.0000111111111111111" calcext:value-type="float">
            <text:p>1.11111111111111E-05</text:p>
          </table:table-cell>
        </table:table-row>
        <table:table-row table:style-name="ro1">
          <table:table-cell office:value-type="string" calcext:value-type="string">
            <text:p><text:s/>VARJO.INTERNALS::TERTIARY-SCORE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0" calcext:value-type="float">
            <text:p>3090</text:p>
          </table:table-cell>
          <table:table-cell table:formula="of:=[.B51]/[.E51]" office:value-type="float" office:value="0.000000647249190938511" calcext:value-type="float">
            <text:p>6.47249190938511E-07</text:p>
          </table:table-cell>
        </table:table-row>
        <table:table-row table:style-name="ro1">
          <table:table-cell office:value-type="string" calcext:value-type="string">
            <text:p><text:s/>VARJO.INTERNALS::%MAKE-BASE-ENVIRONMENT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326640" calcext:value-type="float">
            <text:p>326640</text:p>
          </table:table-cell>
          <table:table-cell office:value-type="float" office:value="150" calcext:value-type="float">
            <text:p>150</text:p>
          </table:table-cell>
          <table:table-cell table:formula="of:=[.B52]/[.E52]" office:value-type="float" office:value="0.0000133333333333333" calcext:value-type="float">
            <text:p>1.33333333333333E-05</text:p>
          </table:table-cell>
        </table:table-row>
        <table:table-row table:style-name="ro1">
          <table:table-cell office:value-type="string" calcext:value-type="string">
            <text:p><text:s/>VARJO.INTERNALS::PROCESS-OUTPUT-PRIMITIVE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53]/[.E53]" office:value-type="float" office:value="0.0000133333333333333" calcext:value-type="float">
            <text:p>1.33333333333333E-05</text:p>
          </table:table-cell>
        </table:table-row>
        <table:table-row table:style-name="ro1">
          <table:table-cell office:value-type="string" calcext:value-type="string">
            <text:p><text:s/>VARJO.INTERNALS::COPY-STAGE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29376" calcext:value-type="float">
            <text:p>229376</text:p>
          </table:table-cell>
          <table:table-cell office:value-type="float" office:value="120" calcext:value-type="float">
            <text:p>120</text:p>
          </table:table-cell>
          <table:table-cell table:formula="of:=[.B54]/[.E54]" office:value-type="float" office:value="0.0000166666666666667" calcext:value-type="float">
            <text:p>1.66666666666667E-05</text:p>
          </table:table-cell>
        </table:table-row>
        <table:table-row table:style-name="ro1">
          <table:table-cell office:value-type="string" calcext:value-type="string">
            <text:p><text:s/>VARJO.INTERNALS::%SUITABLE-QUALIFIERSP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formula="of:=[.B55]/[.E55]" office:value-type="float" office:value="0.00000476190476190476" calcext:value-type="float">
            <text:p>4.76190476190476E-06</text:p>
          </table:table-cell>
        </table:table-row>
        <table:table-row table:style-name="ro1">
          <table:table-cell office:value-type="string" calcext:value-type="string">
            <text:p><text:s/>VARJO.INTERNALS::GEN-NUMBER-STRING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915024" calcext:value-type="float">
            <text:p>915024</text:p>
          </table:table-cell>
          <table:table-cell office:value-type="float" office:value="1620" calcext:value-type="float">
            <text:p>1620</text:p>
          </table:table-cell>
          <table:table-cell table:formula="of:=[.B56]/[.E56]" office:value-type="float" office:value="0.000000617283950617284" calcext:value-type="float">
            <text:p>6.17283950617284E-07</text:p>
          </table:table-cell>
        </table:table-row>
        <table:table-row table:style-name="ro1">
          <table:table-cell office:value-type="string" calcext:value-type="string">
            <text:p><text:s/>VARJO.INTERNALS::FINAL-UNIFORM-STRING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2752" calcext:value-type="float">
            <text:p>32752</text:p>
          </table:table-cell>
          <table:table-cell office:value-type="float" office:value="150" calcext:value-type="float">
            <text:p>150</text:p>
          </table:table-cell>
          <table:table-cell table:formula="of:=[.B57]/[.E57]" office:value-type="float" office:value="0.00000666666666666667" calcext:value-type="float">
            <text:p>6.66666666666667E-06</text:p>
          </table:table-cell>
        </table:table-row>
        <table:table-row table:style-name="ro1">
          <table:table-cell office:value-type="string" calcext:value-type="string">
            <text:p><text:s/>V-UNIFORMS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0" calcext:value-type="float">
            <text:p>1680</text:p>
          </table:table-cell>
          <table:table-cell table:formula="of:=[.B58]/[.E58]" office:value-type="float" office:value="0.000000595238095238095" calcext:value-type="float">
            <text:p>5.95238095238095E-07</text:p>
          </table:table-cell>
        </table:table-row>
        <table:table-row table:style-name="ro1">
          <table:table-cell office:value-type="string" calcext:value-type="string">
            <text:p><text:s/>VARJO.INTERNALS::MAKE-AST-ORIGIN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0" calcext:value-type="float">
            <text:p>4290</text:p>
          </table:table-cell>
          <table:table-cell table:formula="of:=[.B59]/[.E59]" office:value-type="float" office:value="0.000000233100233100233" calcext:value-type="float">
            <text:p>2.33100233100233E-07</text:p>
          </table:table-cell>
        </table:table-row>
        <table:table-row table:style-name="ro1">
          <table:table-cell office:value-type="string" calcext:value-type="string">
            <text:p><text:s/>VARJO.INTERNALS:PLACE-TREE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50" calcext:value-type="float">
            <text:p>9450</text:p>
          </table:table-cell>
          <table:table-cell table:formula="of:=[.B60]/[.E60]" office:value-type="float" office:value="0.000000105820105820106" calcext:value-type="float">
            <text:p>1.05820105820106E-07</text:p>
          </table:table-cell>
        </table:table-row>
        <table:table-row table:style-name="ro1">
          <table:table-cell office:value-type="string" calcext:value-type="string">
            <text:p><text:s/>VARJO.INTERNALS::%ADD-SYMBOL-BINDING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949120" calcext:value-type="float">
            <text:p>2949120</text:p>
          </table:table-cell>
          <table:table-cell office:value-type="float" office:value="7110" calcext:value-type="float">
            <text:p>7110</text:p>
          </table:table-cell>
          <table:table-cell table:formula="of:=[.B61]/[.E61]" office:value-type="float" office:value="0.000000140646976090014" calcext:value-type="float">
            <text:p>1.40646976090014E-07</text:p>
          </table:table-cell>
        </table:table-row>
        <table:table-row table:style-name="ro1">
          <table:table-cell office:value-type="string" calcext:value-type="string">
            <text:p><text:s/>VARJO.INTERNALS:IN-ARG-FLOW-IDS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0" calcext:value-type="float">
            <text:p>2070</text:p>
          </table:table-cell>
          <table:table-cell table:formula="of:=[.B62]/[.E62]" office:value-type="float" office:value="0.000000483091787439614" calcext:value-type="float">
            <text:p>4.83091787439614E-07</text:p>
          </table:table-cell>
        </table:table-row>
        <table:table-row table:style-name="ro1">
          <table:table-cell office:value-type="string" calcext:value-type="string">
            <text:p><text:s/>V-ELEMENT-TYPE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table:formula="of:=[.B63]/[.E63]" office:value-type="float" office:value="0.000000208333333333333" calcext:value-type="float">
            <text:p>2.08333333333333E-07</text:p>
          </table:table-cell>
        </table:table-row>
        <table:table-row table:style-name="ro1">
          <table:table-cell office:value-type="string" calcext:value-type="string">
            <text:p><text:s/>VARJO.INTERNALS::GEN-VARIABLE-STRING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718080" calcext:value-type="float">
            <text:p>718080</text:p>
          </table:table-cell>
          <table:table-cell office:value-type="float" office:value="2580" calcext:value-type="float">
            <text:p>2580</text:p>
          </table:table-cell>
          <table:table-cell table:formula="of:=[.B64]/[.E64]" office:value-type="float" office:value="0.000000387596899224806" calcext:value-type="float">
            <text:p>3.87596899224806E-07</text:p>
          </table:table-cell>
        </table:table-row>
        <table:table-row table:style-name="ro1">
          <table:table-cell office:value-type="string" calcext:value-type="string">
            <text:p><text:s/>VARJO.INTERNALS::MAKE-POST-PROCESS-OBJ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65]/[.E65]" office:value-type="float" office:value="0.00000666666666666667" calcext:value-type="float">
            <text:p>6.66666666666667E-06</text:p>
          </table:table-cell>
        </table:table-row>
        <table:table-row table:style-name="ro1">
          <table:table-cell office:value-type="string" calcext:value-type="string">
            <text:p><text:s/>VARJO.INTERNALS:V-RETURNED-P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formula="of:=[.B66]/[.E66]" office:value-type="float" office:value="0.000000476190476190476" calcext:value-type="float">
            <text:p>4.76190476190476E-07</text:p>
          </table:table-cell>
        </table:table-row>
        <table:table-row table:style-name="ro1">
          <table:table-cell office:value-type="string" calcext:value-type="string">
            <text:p><text:s/>VARJO.INTERNALS:V-RETURN-SPEC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80" calcext:value-type="float">
            <text:p>12780</text:p>
          </table:table-cell>
          <table:table-cell table:formula="of:=[.B67]/[.E67]" office:value-type="float" office:value="0.0000000782472613458529" calcext:value-type="float">
            <text:p>7.82472613458529E-08</text:p>
          </table:table-cell>
        </table:table-row>
        <table:table-row table:style-name="ro1">
          <table:table-cell office:value-type="string" calcext:value-type="string">
            <text:p><text:s/>VARJO.INTERNALS::PREFIX-IN-BLOCK-TO-GLSL-NAME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97968" calcext:value-type="float">
            <text:p>97968</text:p>
          </table:table-cell>
          <table:table-cell office:value-type="float" office:value="90" calcext:value-type="float">
            <text:p>90</text:p>
          </table:table-cell>
          <table:table-cell table:formula="of:=[.B68]/[.E68]" office:value-type="float" office:value="0.0000111111111111111" calcext:value-type="float">
            <text:p>1.11111111111111E-05</text:p>
          </table:table-cell>
        </table:table-row>
        <table:table-row table:style-name="ro1">
          <table:table-cell office:value-type="string" calcext:value-type="string">
            <text:p><text:s/>VARJO.INTERNALS::CONTEXT-OK-GIVEN-RESTRICTION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69]/[.E69]" office:value-type="float" office:value="0.00000833333333333333" calcext:value-type="float">
            <text:p>8.33333333333333E-06</text:p>
          </table:table-cell>
        </table:table-row>
        <table:table-row table:style-name="ro1">
          <table:table-cell office:value-type="string" calcext:value-type="string">
            <text:p><text:s/>VARJO.INTERNALS::GEN-FUNCTION-TRANSFORM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63664" calcext:value-type="float">
            <text:p>163664</text:p>
          </table:table-cell>
          <table:table-cell office:value-type="float" office:value="180" calcext:value-type="float">
            <text:p>180</text:p>
          </table:table-cell>
          <table:table-cell table:formula="of:=[.B70]/[.E70]" office:value-type="float" office:value="0.00000555555555555556" calcext:value-type="float">
            <text:p>5.55555555555556E-06</text:p>
          </table:table-cell>
        </table:table-row>
        <table:table-row table:style-name="ro1">
          <table:table-cell office:value-type="string" calcext:value-type="string">
            <text:p><text:s/>VARJO.INTERNALS::REMOVE-EMPTY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formula="of:=[.B71]/[.E71]" office:value-type="float" office:value="0.00000476190476190476" calcext:value-type="float">
            <text:p>4.76190476190476E-06</text:p>
          </table:table-cell>
        </table:table-row>
        <table:table-row table:style-name="ro1">
          <table:table-cell office:value-type="string" calcext:value-type="string">
            <text:p><text:s/>VARJO.INTERNALS:UNIFORMS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formula="of:=[.B72]/[.E72]" office:value-type="float" office:value="0.00000333333333333333" calcext:value-type="float">
            <text:p>3.33333333333333E-06</text:p>
          </table:table-cell>
        </table:table-row>
        <table:table-row table:style-name="ro1">
          <table:table-cell office:value-type="string" calcext:value-type="string">
            <text:p><text:s/>VARJO.INTERNALS::SHOULD-MAKE-AN-EPHERMAL-BLOCK-P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B73]/[.E73]" office:value-type="float" office:value="0.00000256410256410256" calcext:value-type="float">
            <text:p>2.56410256410256E-06</text:p>
          </table:table-cell>
        </table:table-row>
        <table:table-row table:style-name="ro1">
          <table:table-cell office:value-type="string" calcext:value-type="string">
            <text:p><text:s/>VARJO.INTERNALS:V-ARRAY-TYPE-OF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74]/[.E74]" office:value-type="float" office:value="0.00000833333333333333" calcext:value-type="float">
            <text:p>8.33333333333333E-06</text:p>
          </table:table-cell>
        </table:table-row>
        <table:table-row table:style-name="ro1">
          <table:table-cell office:value-type="string" calcext:value-type="string">
            <text:p><text:s/>VARJO.INTERNALS::MAKE-USER-FUNCTION-OBJ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75]/[.E75]" office:value-type="float" office:value="0.00000555555555555556" calcext:value-type="float">
            <text:p>5.55555555555556E-06</text:p>
          </table:table-cell>
        </table:table-row>
        <table:table-row table:style-name="ro1">
          <table:table-cell office:value-type="string" calcext:value-type="string">
            <text:p><text:s/>VARJO.INTERNALS::ALL-CACHED-COMPILED-FUNCTIONS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76]/[.E76]" office:value-type="float" office:value="0.00000666666666666667" calcext:value-type="float">
            <text:p>6.66666666666667E-06</text:p>
          </table:table-cell>
        </table:table-row>
        <table:table-row table:style-name="ro1">
          <table:table-cell office:value-type="string" calcext:value-type="string">
            <text:p><text:s/>VARJO.INTERNALS:GLSL-STRING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table:formula="of:=[.B77]/[.E77]" office:value-type="float" office:value="0.00000158730158730159" calcext:value-type="float">
            <text:p>1.58730158730159E-06</text:p>
          </table:table-cell>
        </table:table-row>
        <table:table-row table:style-name="ro1">
          <table:table-cell office:value-type="string" calcext:value-type="string">
            <text:p><text:s/>VARJO.UTILS:FIND-DUPLICATE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26752" calcext:value-type="float">
            <text:p>326752</text:p>
          </table:table-cell>
          <table:table-cell office:value-type="float" office:value="780" calcext:value-type="float">
            <text:p>780</text:p>
          </table:table-cell>
          <table:table-cell table:formula="of:=[.B78]/[.E78]" office:value-type="float" office:value="0.00000128205128205128" calcext:value-type="float">
            <text:p>1.28205128205128E-06</text:p>
          </table:table-cell>
        </table:table-row>
        <table:table-row table:style-name="ro1">
          <table:table-cell office:value-type="string" calcext:value-type="string">
            <text:p><text:s/>VARJO.INTERNALS::CHECK-FOR-INVALID-FEEDBACK-STAGE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79]/[.E79]" office:value-type="float" office:value="0.0000333333333333333" calcext:value-type="float">
            <text:p>3.33333333333333E-05</text:p>
          </table:table-cell>
        </table:table-row>
        <table:table-row table:style-name="ro1">
          <table:table-cell office:value-type="string" calcext:value-type="string">
            <text:p><text:s/>VARJO.INTERNALS::META-KINDS-TO-INFER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40" calcext:value-type="float">
            <text:p>13740</text:p>
          </table:table-cell>
          <table:table-cell table:formula="of:=[.B80]/[.E80]" office:value-type="float" office:value="0.0000000727802037845706" calcext:value-type="float">
            <text:p>7.27802037845706E-08</text:p>
          </table:table-cell>
        </table:table-row>
        <table:table-row table:style-name="ro1">
          <table:table-cell office:value-type="string" calcext:value-type="string">
            <text:p><text:s/>VARJO.INTERNALS:V-MACRO-FUNCTION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table:formula="of:=[.B81]/[.E81]" office:value-type="float" office:value="0.000000980392156862745" calcext:value-type="float">
            <text:p>9.80392156862745E-07</text:p>
          </table:table-cell>
        </table:table-row>
        <table:table-row table:style-name="ro1">
          <table:table-cell office:value-type="string" calcext:value-type="string">
            <text:p><text:s/>VARJO.INTERNALS::SERIALIZE-NODE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570" calcext:value-type="float">
            <text:p>570</text:p>
          </table:table-cell>
          <table:table-cell table:formula="of:=[.B82]/[.E82]" office:value-type="float" office:value="0.00000175438596491228" calcext:value-type="float">
            <text:p>1.75438596491228E-06</text:p>
          </table:table-cell>
        </table:table-row>
        <table:table-row table:style-name="ro1">
          <table:table-cell office:value-type="string" calcext:value-type="string">
            <text:p><text:s/>VARJO.INTERNALS:%GLSL-DECL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formula="of:=[.B83]/[.E83]" office:value-type="float" office:value="0.000000833333333333333" calcext:value-type="float">
            <text:p>8.33333333333333E-07</text:p>
          </table:table-cell>
        </table:table-row>
        <table:table-row table:style-name="ro1">
          <table:table-cell office:value-type="string" calcext:value-type="string">
            <text:p><text:s/>VARJO.INTERNALS::ADD-DECLARATIONS-TO-ENV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table:formula="of:=[.B84]/[.E84]" office:value-type="float" office:value="0.00000104166666666667" calcext:value-type="float">
            <text:p>1.04166666666667E-06</text:p>
          </table:table-cell>
        </table:table-row>
        <table:table-row table:style-name="ro1">
          <table:table-cell office:value-type="string" calcext:value-type="string">
            <text:p><text:s/>VARJO.INTERNALS::GEN-OUT-VAR-STR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912" calcext:value-type="float">
            <text:p>260912</text:p>
          </table:table-cell>
          <table:table-cell office:value-type="float" office:value="300" calcext:value-type="float">
            <text:p>300</text:p>
          </table:table-cell>
          <table:table-cell table:formula="of:=[.B85]/[.E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N-IN-VAR-STR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20" calcext:value-type="float">
            <text:p>32720</text:p>
          </table:table-cell>
          <table:table-cell office:value-type="float" office:value="240" calcext:value-type="float">
            <text:p>240</text:p>
          </table:table-cell>
          <table:table-cell table:formula="of:=[.B86]/[.E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I.CL::COMPUTE-IF-TYPE-S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87]/[.E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IND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6816" calcext:value-type="float">
            <text:p>1046816</text:p>
          </table:table-cell>
          <table:table-cell office:value-type="float" office:value="1830" calcext:value-type="float">
            <text:p>1830</text:p>
          </table:table-cell>
          <table:table-cell table:formula="of:=[.B88]/[.E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V-MULTI-VAL-SAF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20" calcext:value-type="float">
            <text:p>7020</text:p>
          </table:table-cell>
          <table:table-cell table:formula="of:=[.B89]/[.E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COMPILE-DECLAR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formula="of:=[.B90]/[.E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SECONDARY-SCO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table:formula="of:=[.B91]/[.E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V-FUNCTION-SCOP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30" calcext:value-type="float">
            <text:p>25230</text:p>
          </table:table-cell>
          <table:table-cell table:formula="of:=[.B92]/[.E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N-UNIFORM-DECL-STR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528" calcext:value-type="float">
            <text:p>294528</text:p>
          </table:table-cell>
          <table:table-cell office:value-type="float" office:value="1200" calcext:value-type="float">
            <text:p>1200</text:p>
          </table:table-cell>
          <table:table-cell table:formula="of:=[.B93]/[.E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V-ARRAY-SPEC-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table:formula="of:=[.B94]/[.E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FUNCTION-RETURN-SPEC-DOESNT-NEED-FLOW-ID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 table:formula="of:=[.B95]/[.E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USER-FUNCTION-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 table:formula="of:=[.B96]/[.E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T-GLOBAL-COMPILER-MAC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0" calcext:value-type="float">
            <text:p>2280</text:p>
          </table:table-cell>
          <table:table-cell table:formula="of:=[.B97]/[.E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FUNCTI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00" calcext:value-type="float">
            <text:p>12600</text:p>
          </table:table-cell>
          <table:table-cell table:formula="of:=[.B98]/[.E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FLOW-ID!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608" calcext:value-type="float">
            <text:p>196608</text:p>
          </table:table-cell>
          <table:table-cell office:value-type="float" office:value="6210" calcext:value-type="float">
            <text:p>6210</text:p>
          </table:table-cell>
          <table:table-cell table:formula="of:=[.B99]/[.E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LSL-VAR-NAME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0" calcext:value-type="float">
            <text:p>2370</text:p>
          </table:table-cell>
          <table:table-cell table:formula="of:=[.B100]/[.E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UTILS:A-G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40" calcext:value-type="float">
            <text:p>110640</text:p>
          </table:table-cell>
          <table:table-cell table:formula="of:=[.B101]/[.E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UTILS:N-O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formula="of:=[.B102]/[.E1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UTILS:POSITIONS-I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20" calcext:value-type="float">
            <text:p>65520</text:p>
          </table:table-cell>
          <table:table-cell office:value-type="float" office:value="2070" calcext:value-type="float">
            <text:p>2070</text:p>
          </table:table-cell>
          <table:table-cell table:formula="of:=[.B103]/[.E1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UTILS:CONS-E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table:formula="of:=[.B104]/[.E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UTILS:GROU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120" calcext:value-type="float">
            <text:p>120</text:p>
          </table:table-cell>
          <table:table-cell table:formula="of:=[.B105]/[.E1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UTILS:SYM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6704" calcext:value-type="float">
            <text:p>326704</text:p>
          </table:table-cell>
          <table:table-cell office:value-type="float" office:value="390" calcext:value-type="float">
            <text:p>390</text:p>
          </table:table-cell>
          <table:table-cell table:formula="of:=[.B106]/[.E1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UTILS:LAST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50" calcext:value-type="float">
            <text:p>5550</text:p>
          </table:table-cell>
          <table:table-cell table:formula="of:=[.B107]/[.E1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V-MAKE-TYP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B108]/[.E1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V-SUPERIOR-SCO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109]/[.E1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N-FUNCTION-SIGNATU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110]/[.E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VALID-USER-DEFINED-NAM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0" calcext:value-type="float">
            <text:p>2370</text:p>
          </table:table-cell>
          <table:table-cell table:formula="of:=[.B111]/[.E1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DECLARE-GLSL-NAME-TAK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formula="of:=[.B112]/[.E1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TRANSFORM-OUT-SET-FOR-STA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113]/[.E1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N-IMPLICIT-ARG-TRIPP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formula="of:=[.B114]/[.E1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MAKE-OUT-S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115]/[.E1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V-TERMINATED-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.B116]/[.E1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AST-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 table:formula="of:=[.B117]/[.E1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AST-CODE-INN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 table:formula="of:=[.B118]/[.E1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ALC-REGULAR-FUNCTION-RETURN-IDS-GIVEN-ARG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office:value-type="float" office:value="2190" calcext:value-type="float">
            <text:p>2190</text:p>
          </table:table-cell>
          <table:table-cell table:formula="of:=[.B119]/[.E1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SHADOW-GLOBAL-CHE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.B120]/[.E1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%MERGE-PROG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2190" calcext:value-type="float">
            <text:p>2190</text:p>
          </table:table-cell>
          <table:table-cell table:formula="of:=[.B121]/[.E1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POST-PROCESS-FUNC-A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122]/[.E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ALL-TYPE-FROM-POST-PR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123]/[.E1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OMPUTE-NEXT-PRIMITIV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124]/[.E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FINAL-VALID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125]/[.E1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REQUIRES-OUT-INTERFACE-BLO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formula="of:=[.B126]/[.E1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FIND-USED-USER-STRUC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127]/[.E1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ADD-CONTEXT-GLSL-VA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128]/[.E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%GET-FREE-GLSL-N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12" calcext:value-type="float">
            <text:p>32512</text:p>
          </table:table-cell>
          <table:table-cell office:value-type="float" office:value="750" calcext:value-type="float">
            <text:p>750</text:p>
          </table:table-cell>
          <table:table-cell table:formula="of:=[.B129]/[.E1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%CALC-FLOW-ID-GIVEN-ARG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20" calcext:value-type="float">
            <text:p>65520</text:p>
          </table:table-cell>
          <table:table-cell office:value-type="float" office:value="2070" calcext:value-type="float">
            <text:p>2070</text:p>
          </table:table-cell>
          <table:table-cell table:formula="of:=[.B130]/[.E1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OMPILE-REGULAR-FUNCTION-C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7504" calcext:value-type="float">
            <text:p>917504</text:p>
          </table:table-cell>
          <table:table-cell office:value-type="float" office:value="2190" calcext:value-type="float">
            <text:p>2190</text:p>
          </table:table-cell>
          <table:table-cell table:formula="of:=[.B131]/[.E1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REQUIRES-IN-INTERFACE-BLO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132]/[.E1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VALIDATE-INPU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133]/[.E1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PROCESS-UNIFO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134]/[.E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FUNCTION-RAW-ARG-VALID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B135]/[.E1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FIND-COMPILER-MACRO-FOR-FU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80" calcext:value-type="float">
            <text:p>2280</text:p>
          </table:table-cell>
          <table:table-cell table:formula="of:=[.B136]/[.E1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AST-STR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4944" calcext:value-type="float">
            <text:p>914944</text:p>
          </table:table-cell>
          <table:table-cell office:value-type="float" office:value="2070" calcext:value-type="float">
            <text:p>2070</text:p>
          </table:table-cell>
          <table:table-cell table:formula="of:=[.B137]/[.E1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ESTABLISH-OUT-SET-FOR-STA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138]/[.E1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ADD-RESERVED-LISP-NAM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70" calcext:value-type="float">
            <text:p>5670</text:p>
          </table:table-cell>
          <table:table-cell table:formula="of:=[.B139]/[.E1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ADD-CONTEXT-GLSL-FUNC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140]/[.E1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PACKAGE-AS-FINAL-RESULT-OBJEC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141]/[.E1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REDUCE-TYPES-FOR-OR-TY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30" calcext:value-type="float">
            <text:p>30</text:p>
          </table:table-cell>
          <table:table-cell table:formula="of:=[.B142]/[.E1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FLOW-ID+META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70" calcext:value-type="float">
            <text:p>2070</text:p>
          </table:table-cell>
          <table:table-cell table:formula="of:=[.B143]/[.E1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HOLDS-OPAQUE-DATA-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formula="of:=[.B144]/[.E1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POST-INITIALI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780" calcext:value-type="float">
            <text:p>123780</text:p>
          </table:table-cell>
          <table:table-cell table:formula="of:=[.B145]/[.E1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TRANSFORM-PREVIOUS-STAGE-OUT-DA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146]/[.E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WRITE-INTERFACE-BLO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560" calcext:value-type="float">
            <text:p>298560</text:p>
          </table:table-cell>
          <table:table-cell office:value-type="float" office:value="240" calcext:value-type="float">
            <text:p>240</text:p>
          </table:table-cell>
          <table:table-cell table:formula="of:=[.B147]/[.E1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OUT-BLOCK-NAME-F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B148]/[.E1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N-GEOM-INPUT-PRIMITIVE-STR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149]/[.E1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NORMALIZE-USED-TYP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072" calcext:value-type="float">
            <text:p>131072</text:p>
          </table:table-cell>
          <table:table-cell office:value-type="float" office:value="150" calcext:value-type="float">
            <text:p>150</text:p>
          </table:table-cell>
          <table:table-cell table:formula="of:=[.B150]/[.E1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MATCH-FUNCTION-TO-ARG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8848" calcext:value-type="float">
            <text:p>1998848</text:p>
          </table:table-cell>
          <table:table-cell office:value-type="float" office:value="55470" calcext:value-type="float">
            <text:p>55470</text:p>
          </table:table-cell>
          <table:table-cell table:formula="of:=[.B151]/[.E1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MERGE-LINES-INTO-BLOCK-LI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2592" calcext:value-type="float">
            <text:p>622592</text:p>
          </table:table-cell>
          <table:table-cell office:value-type="float" office:value="1290" calcext:value-type="float">
            <text:p>1290</text:p>
          </table:table-cell>
          <table:table-cell table:formula="of:=[.B152]/[.E1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APPLY-SCOPE-RU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80" calcext:value-type="float">
            <text:p>2580</text:p>
          </table:table-cell>
          <table:table-cell table:formula="of:=[.B153]/[.E1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PREFIX-TYPE-DECLAR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table:formula="of:=[.B154]/[.E1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N-FUNCTION-STR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6464" calcext:value-type="float">
            <text:p>1306464</text:p>
          </table:table-cell>
          <table:table-cell office:value-type="float" office:value="2190" calcext:value-type="float">
            <text:p>2190</text:p>
          </table:table-cell>
          <table:table-cell table:formula="of:=[.B155]/[.E1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ADD-LISP-NAM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table:formula="of:=[.B156]/[.E1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T-TYPE-DISTAN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0" calcext:value-type="float">
            <text:p>6840</text:p>
          </table:table-cell>
          <table:table-cell table:formula="of:=[.B157]/[.E1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INFER-ME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160" calcext:value-type="float">
            <text:p>524160</text:p>
          </table:table-cell>
          <table:table-cell office:value-type="float" office:value="13650" calcext:value-type="float">
            <text:p>13650</text:p>
          </table:table-cell>
          <table:table-cell table:formula="of:=[.B158]/[.E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WALK-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8800" calcext:value-type="float">
            <text:p>2618800</text:p>
          </table:table-cell>
          <table:table-cell office:value-type="float" office:value="450" calcext:value-type="float">
            <text:p>450</text:p>
          </table:table-cell>
          <table:table-cell table:formula="of:=[.B159]/[.E1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V-NAME-MA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80" calcext:value-type="float">
            <text:p>8280</text:p>
          </table:table-cell>
          <table:table-cell table:formula="of:=[.B160]/[.E1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%MAKE-FLOW-ID-SOURCE-FUN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161]/[.E1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VALIDATE-OUTPU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162]/[.E1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RESOLVE-FUNC-S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592" calcext:value-type="float">
            <text:p>196592</text:p>
          </table:table-cell>
          <table:table-cell office:value-type="float" office:value="2190" calcext:value-type="float">
            <text:p>2190</text:p>
          </table:table-cell>
          <table:table-cell table:formula="of:=[.B163]/[.E1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N-STAGE-LOCATI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164]/[.E1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%GL-FLOW-ID!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312" calcext:value-type="float">
            <text:p>229312</text:p>
          </table:table-cell>
          <table:table-cell office:value-type="float" office:value="5670" calcext:value-type="float">
            <text:p>5670</text:p>
          </table:table-cell>
          <table:table-cell table:formula="of:=[.B165]/[.E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FLOW-ID-ORIGI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20" calcext:value-type="float">
            <text:p>195120</text:p>
          </table:table-cell>
          <table:table-cell office:value-type="float" office:value="8220" calcext:value-type="float">
            <text:p>8220</text:p>
          </table:table-cell>
          <table:table-cell table:formula="of:=[.B166]/[.E1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OMPILE-SCOPE-DEC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B167]/[.E1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EXPAND-MAC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776" calcext:value-type="float">
            <text:p>163776</text:p>
          </table:table-cell>
          <table:table-cell office:value-type="float" office:value="930" calcext:value-type="float">
            <text:p>930</text:p>
          </table:table-cell>
          <table:table-cell table:formula="of:=[.B168]/[.E1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UNIFORMS-COMPATIBLE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169]/[.E1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%ADD-LISP-NAM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0" calcext:value-type="float">
            <text:p>7110</text:p>
          </table:table-cell>
          <table:table-cell table:formula="of:=[.B170]/[.E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STRIP-FLOW-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50" calcext:value-type="float">
            <text:p>12150</text:p>
          </table:table-cell>
          <table:table-cell table:formula="of:=[.B171]/[.E1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BINDING-IN-HIGHER-SCOPE-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60" calcext:value-type="float">
            <text:p>5160</text:p>
          </table:table-cell>
          <table:table-cell table:formula="of:=[.B172]/[.E1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OMPILED-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173]/[.E1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MULTI-RETURN-FUNCTION-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80" calcext:value-type="float">
            <text:p>4380</text:p>
          </table:table-cell>
          <table:table-cell table:formula="of:=[.B174]/[.E1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FIND-FUNCTION-IN-SET-FOR-ARG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272" calcext:value-type="float">
            <text:p>98272</text:p>
          </table:table-cell>
          <table:table-cell office:value-type="float" office:value="6300" calcext:value-type="float">
            <text:p>6300</text:p>
          </table:table-cell>
          <table:table-cell table:formula="of:=[.B175]/[.E1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T-BASE-EN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410" calcext:value-type="float">
            <text:p>22410</text:p>
          </table:table-cell>
          <table:table-cell table:formula="of:=[.B176]/[.E1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EXPAND-INPUT-VARIAB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formula="of:=[.B177]/[.E1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OMPILE-FUNCTION-C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table:formula="of:=[.B178]/[.E1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V-PLACE-FUNCTION-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  <table:table-cell table:formula="of:=[.B179]/[.E1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MERGE-EN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180]/[.E1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PROCESS-PRIMITIVE-TYP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181]/[.E1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N-OUT-VAR-STRING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182]/[.E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%MERGE-ENV-LISTS-ITE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183]/[.E1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MAKE-INTO-BLOCK-ARRA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184]/[.E1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%GET-GENSYM-NAM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185]/[.E1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T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020" calcext:value-type="float">
            <text:p>37020</text:p>
          </table:table-cell>
          <table:table-cell table:formula="of:=[.B186]/[.E1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ALC-LOCATI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.B187]/[.E1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N-IN-OUT-ARG-TRIPP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formula="of:=[.B188]/[.E1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TRY-COMPILE-ARG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840" calcext:value-type="float">
            <text:p>163840</text:p>
          </table:table-cell>
          <table:table-cell office:value-type="float" office:value="2610" calcext:value-type="float">
            <text:p>2610</text:p>
          </table:table-cell>
          <table:table-cell table:formula="of:=[.B189]/[.E1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FILTER-USED-ITE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190]/[.E1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ADD-GLSL-VA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191]/[.E1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EMIT-VAL-EQ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192]/[.E1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N-TESS-CON-OUTPUT-PRIMITIVE-STR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193]/[.E1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T-FORM-BIND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8896" calcext:value-type="float">
            <text:p>3538896</text:p>
          </table:table-cell>
          <table:table-cell office:value-type="float" office:value="84000" calcext:value-type="float">
            <text:p>84000</text:p>
          </table:table-cell>
          <table:table-cell table:formula="of:=[.B194]/[.E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KNOWN-METADATA-KIND-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B195]/[.E1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ALL-COU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formula="of:=[.B196]/[.E1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SPECIAL-ARG-MATC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600" calcext:value-type="float">
            <text:p>425600</text:p>
          </table:table-cell>
          <table:table-cell office:value-type="float" office:value="4230" calcext:value-type="float">
            <text:p>4230</text:p>
          </table:table-cell>
          <table:table-cell table:formula="of:=[.B197]/[.E1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N-IN-ARG-STRING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198]/[.E1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OMPILED-STAGE-TYPE-F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199]/[.E1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PROCESS-CONTEXT-FOR-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200]/[.E2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N-GEOM-OUTPUT-PRIMITIVE-STR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201]/[.E2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N-TESS-EVAL-OUTPUT-PRIMITIVE-STR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202]/[.E2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ONTEXT-COMPATIBLE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3]/[.E2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FINAL-STRING-COMPO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204]/[.E2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OPY-TY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6560" calcext:value-type="float">
            <text:p>3076560</text:p>
          </table:table-cell>
          <table:table-cell office:value-type="float" office:value="11340" calcext:value-type="float">
            <text:p>11340</text:p>
          </table:table-cell>
          <table:table-cell table:formula="of:=[.B205]/[.E2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OMPILE-P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206]/[.E2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OMPILE-STA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150" calcext:value-type="float">
            <text:p>150</text:p>
          </table:table-cell>
          <table:table-cell table:formula="of:=[.B207]/[.E2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OMPILE-NUMB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0" calcext:value-type="float">
            <text:p>1620</text:p>
          </table:table-cell>
          <table:table-cell table:formula="of:=[.B208]/[.E2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N-ARG-STR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656" calcext:value-type="float">
            <text:p>32656</text:p>
          </table:table-cell>
          <table:table-cell office:value-type="float" office:value="210" calcext:value-type="float">
            <text:p>210</text:p>
          </table:table-cell>
          <table:table-cell table:formula="of:=[.B209]/[.E2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N-FUNCTION-BODY-STR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0128" calcext:value-type="float">
            <text:p>850128</text:p>
          </table:table-cell>
          <table:table-cell office:value-type="float" office:value="180" calcext:value-type="float">
            <text:p>180</text:p>
          </table:table-cell>
          <table:table-cell table:formula="of:=[.B210]/[.E2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HECK-ORD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211]/[.E2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VAL-ORIGI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4784" calcext:value-type="float">
            <text:p>424784</text:p>
          </table:table-cell>
          <table:table-cell office:value-type="float" office:value="8220" calcext:value-type="float">
            <text:p>8220</text:p>
          </table:table-cell>
          <table:table-cell table:formula="of:=[.B212]/[.E2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REPLACE-CHAR-IN-NAM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table:formula="of:=[.B213]/[.E2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HECK-STEMCELL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214]/[.E2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VALID-TYPE-SET-MEMBER-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formula="of:=[.B215]/[.E2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V-SUPERCL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40" calcext:value-type="float">
            <text:p>3240</text:p>
          </table:table-cell>
          <table:table-cell table:formula="of:=[.B216]/[.E2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N-OUT-VA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217]/[.E2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PROCESS-REGULAR-UNI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04" calcext:value-type="float">
            <text:p>65504</text:p>
          </table:table-cell>
          <table:table-cell office:value-type="float" office:value="1200" calcext:value-type="float">
            <text:p>1200</text:p>
          </table:table-cell>
          <table:table-cell table:formula="of:=[.B218]/[.E2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MAKE-REGULAR-FUN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52" calcext:value-type="float">
            <text:p>32752</text:p>
          </table:table-cell>
          <table:table-cell office:value-type="float" office:value="180" calcext:value-type="float">
            <text:p>180</text:p>
          </table:table-cell>
          <table:table-cell table:formula="of:=[.B219]/[.E2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N-OUT-GLSL-DEC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608" calcext:value-type="float">
            <text:p>196608</text:p>
          </table:table-cell>
          <table:table-cell office:value-type="float" office:value="150" calcext:value-type="float">
            <text:p>150</text:p>
          </table:table-cell>
          <table:table-cell table:formula="of:=[.B220]/[.E2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%VALIDATE-VAR-TYP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table:formula="of:=[.B221]/[.E2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TRANSFORM-ARG-TYP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22]/[.E2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AST-KIND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90" calcext:value-type="float">
            <text:p>25290</text:p>
          </table:table-cell>
          <table:table-cell table:formula="of:=[.B223]/[.E2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FUNC-NEED-ARGUMENTS-COMPILED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table:formula="of:=[.B224]/[.E2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TYPIFY-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table:formula="of:=[.B225]/[.E2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%ARRAY-THE-OUTPUT-VARIABLES-FOR-PRIMITIV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.B226]/[.E2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FUNCTION-RAW-ARGS-VALID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227]/[.E2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DEDUP-USED-TYP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228]/[.E2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N-IN-DECL-STRING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229]/[.E2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INPUT-VARIABLES-COMPATIBLE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30]/[.E2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OMPILE-SPECIAL-FUN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7744" calcext:value-type="float">
            <text:p>687744</text:p>
          </table:table-cell>
          <table:table-cell office:value-type="float" office:value="4020" calcext:value-type="float">
            <text:p>4020</text:p>
          </table:table-cell>
          <table:table-cell table:formula="of:=[.B231]/[.E2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MERGE-IN-PREVIOUS-STAGE-ARG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232]/[.E2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EXTRACT-IMPLICIT-ARG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233]/[.E2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TO-TOP-LEVEL-AST-N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234]/[.E2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FIND-FUNCTIONS-IN-SET-FOR-ARG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7584" calcext:value-type="float">
            <text:p>1867584</text:p>
          </table:table-cell>
          <table:table-cell office:value-type="float" office:value="6300" calcext:value-type="float">
            <text:p>6300</text:p>
          </table:table-cell>
          <table:table-cell table:formula="of:=[.B235]/[.E2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FIND-AND-EXPAND-COMPILER-MAC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table:formula="of:=[.B236]/[.E2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%ARRAY-THE-RETURN-VALS-FOR-SIZ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237]/[.E2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T-EXTERNAL-FUNCTION-BY-N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344" calcext:value-type="float">
            <text:p>229344</text:p>
          </table:table-cell>
          <table:table-cell office:value-type="float" office:value="7230" calcext:value-type="float">
            <text:p>7230</text:p>
          </table:table-cell>
          <table:table-cell table:formula="of:=[.B238]/[.E2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OMPILE-CALL-WITH-SET-OF-FUNCTI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table:formula="of:=[.B239]/[.E2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&amp;REST-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120" calcext:value-type="float">
            <text:p>123120</text:p>
          </table:table-cell>
          <table:table-cell table:formula="of:=[.B240]/[.E2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VALID-FOR-CONTEXT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470" calcext:value-type="float">
            <text:p>139470</text:p>
          </table:table-cell>
          <table:table-cell table:formula="of:=[.B241]/[.E2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MAKE-UNIFORM-ORIG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table:formula="of:=[.B242]/[.E2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V-VARIABLE-&gt;CODE-OB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288" calcext:value-type="float">
            <text:p>98288</text:p>
          </table:table-cell>
          <table:table-cell office:value-type="float" office:value="2580" calcext:value-type="float">
            <text:p>2580</text:p>
          </table:table-cell>
          <table:table-cell table:formula="of:=[.B243]/[.E2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STRIP-QUALIFIE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table:formula="of:=[.B244]/[.E2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%PROCESS-PRIMITIVE-TYP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245]/[.E2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ODE-OBJ-READ-ONLY-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table:formula="of:=[.B246]/[.E2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IN-BLOCK-NAME-F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47]/[.E2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V-FORM-BINDING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090" calcext:value-type="float">
            <text:p>84090</text:p>
          </table:table-cell>
          <table:table-cell table:formula="of:=[.B248]/[.E2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POST-PROCESS-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360" calcext:value-type="float">
            <text:p>163360</text:p>
          </table:table-cell>
          <table:table-cell office:value-type="float" office:value="150" calcext:value-type="float">
            <text:p>150</text:p>
          </table:table-cell>
          <table:table-cell table:formula="of:=[.B249]/[.E2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OMPILE-CALL-FOR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30" calcext:value-type="float">
            <text:p>7230</text:p>
          </table:table-cell>
          <table:table-cell table:formula="of:=[.B250]/[.E2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MAKE-FUNC-EN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251]/[.E2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ENV-PRU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table:formula="of:=[.B252]/[.E2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REMOVE-MAIN-METHOD-FLAG-FROM-EN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253]/[.E2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%COMPUTE-NEXT-PRIMITIV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B254]/[.E2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BASIC-ARG-MATC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8944" calcext:value-type="float">
            <text:p>5668944</text:p>
          </table:table-cell>
          <table:table-cell office:value-type="float" office:value="52740" calcext:value-type="float">
            <text:p>52740</text:p>
          </table:table-cell>
          <table:table-cell table:formula="of:=[.B255]/[.E2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T-NUMBER-TYP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0" calcext:value-type="float">
            <text:p>1620</text:p>
          </table:table-cell>
          <table:table-cell table:formula="of:=[.B256]/[.E2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COMPILE-SYMB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80" calcext:value-type="float">
            <text:p>2580</text:p>
          </table:table-cell>
          <table:table-cell table:formula="of:=[.B257]/[.E2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EXPAND-INPUT-VARIAB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258]/[.E2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%MERGE-ENV-LIS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B259]/[.E2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TRY-TYPE-SPEC-&gt;TYPE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28420112" calcext:value-type="float">
            <text:p>28420112</text:p>
          </table:table-cell>
          <table:table-cell office:value-type="float" office:value="113430" calcext:value-type="float">
            <text:p>113430</text:p>
          </table:table-cell>
          <table:table-cell table:formula="of:=[.B260]/[.E2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:GEN-STAGE-OUT-INTERFACE-BLO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150" calcext:value-type="float">
            <text:p>150</text:p>
          </table:table-cell>
          <table:table-cell table:formula="of:=[.B261]/[.E2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ADD-FORM-BIND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.B262]/[.E2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FIND-MUTUAL-CAST-TYP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263]/[.E2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TYPE-SPEC-&gt;TYP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920" calcext:value-type="float">
            <text:p>112920</text:p>
          </table:table-cell>
          <table:table-cell table:formula="of:=[.B264]/[.E2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OMPILE-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168" calcext:value-type="float">
            <text:p>131168</text:p>
          </table:table-cell>
          <table:table-cell office:value-type="float" office:value="11820" calcext:value-type="float">
            <text:p>11820</text:p>
          </table:table-cell>
          <table:table-cell table:formula="of:=[.B265]/[.E2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-DIMENSI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0" calcext:value-type="float">
            <text:p>3540</text:p>
          </table:table-cell>
          <table:table-cell table:formula="of:=[.B266]/[.E2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OUTPUT-VARIAB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B267]/[.E2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%GEN-ASSIGNMENT-STR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192" calcext:value-type="float">
            <text:p>98192</text:p>
          </table:table-cell>
          <table:table-cell office:value-type="float" office:value="810" calcext:value-type="float">
            <text:p>810</text:p>
          </table:table-cell>
          <table:table-cell table:formula="of:=[.B268]/[.E2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VEC-O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269]/[.E2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EMIT-S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40" calcext:value-type="float">
            <text:p>19140</text:p>
          </table:table-cell>
          <table:table-cell table:formula="of:=[.B270]/[.E2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V-READ-ONL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formula="of:=[.B271]/[.E2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GEN-OR-TYP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272]/[.E2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IMPLICIT-ARG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 table:formula="of:=[.B273]/[.E2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AST-KI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490" calcext:value-type="float">
            <text:p>50490</text:p>
          </table:table-cell>
          <table:table-cell table:formula="of:=[.B274]/[.E2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STAGE-WHERE-FIRST-RETURN-IS-POSITION-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B275]/[.E2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OUT-DECLARATI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276]/[.E2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PRIMITIVE-NAME-TO-INSTAN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277]/[.E2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V-ALLOWED-OUTER-VA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10" calcext:value-type="float">
            <text:p>8310</text:p>
          </table:table-cell>
          <table:table-cell table:formula="of:=[.B278]/[.E2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AST-NODE!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216" calcext:value-type="float">
            <text:p>3499216</text:p>
          </table:table-cell>
          <table:table-cell office:value-type="float" office:value="10590" calcext:value-type="float">
            <text:p>10590</text:p>
          </table:table-cell>
          <table:table-cell table:formula="of:=[.B279]/[.E2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TO-BLO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80" calcext:value-type="float">
            <text:p>21180</text:p>
          </table:table-cell>
          <table:table-cell table:formula="of:=[.B280]/[.E2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GET-SYMBOL-BIND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640" calcext:value-type="float">
            <text:p>26640</text:p>
          </table:table-cell>
          <table:table-cell table:formula="of:=[.B281]/[.E2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COMPILE-L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table:formula="of:=[.B282]/[.E2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STA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[.B283]/[.E2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SWIZZLABLE-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284]/[.E2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USED-USER-STRUC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B285]/[.E2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AST-ENDING-EN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20" calcext:value-type="float">
            <text:p>8220</text:p>
          </table:table-cell>
          <table:table-cell table:formula="of:=[.B286]/[.E2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ARGUMEN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80" calcext:value-type="float">
            <text:p>7980</text:p>
          </table:table-cell>
          <table:table-cell table:formula="of:=[.B287]/[.E2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NAM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530" calcext:value-type="float">
            <text:p>70530</text:p>
          </table:table-cell>
          <table:table-cell table:formula="of:=[.B288]/[.E2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MERGE-COMPILED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1736704" calcext:value-type="float">
            <text:p>1736704</text:p>
          </table:table-cell>
          <table:table-cell office:value-type="float" office:value="5490" calcext:value-type="float">
            <text:p>5490</text:p>
          </table:table-cell>
          <table:table-cell table:formula="of:=[.B289]/[.E2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SIGNATUR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290]/[.E2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SED-EXTERNAL-FUNCTI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formula="of:=[.B291]/[.E2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GEN-BIN-OP-STR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816" calcext:value-type="float">
            <text:p>228816</text:p>
          </table:table-cell>
          <table:table-cell office:value-type="float" office:value="210" calcext:value-type="float">
            <text:p>210</text:p>
          </table:table-cell>
          <table:table-cell table:formula="of:=[.B292]/[.E2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COMPILE-PLA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formula="of:=[.B293]/[.E2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MAKE-TYPE-S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8960" calcext:value-type="float">
            <text:p>1408960</text:p>
          </table:table-cell>
          <table:table-cell office:value-type="float" office:value="14250" calcext:value-type="float">
            <text:p>14250</text:p>
          </table:table-cell>
          <table:table-cell table:formula="of:=[.B294]/[.E2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USED-TYP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90" calcext:value-type="float">
            <text:p>21690</text:p>
          </table:table-cell>
          <table:table-cell table:formula="of:=[.B295]/[.E2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BUILD-FUNC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296]/[.E2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MAKE-COMP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9504" calcext:value-type="float">
            <text:p>2029504</text:p>
          </table:table-cell>
          <table:table-cell office:value-type="float" office:value="21960" calcext:value-type="float">
            <text:p>21960</text:p>
          </table:table-cell>
          <table:table-cell table:formula="of:=[.B297]/[.E2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BLOCK-NAME-STR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52" calcext:value-type="float">
            <text:p>32752</text:p>
          </table:table-cell>
          <table:table-cell office:value-type="float" office:value="240" calcext:value-type="float">
            <text:p>240</text:p>
          </table:table-cell>
          <table:table-cell table:formula="of:=[.B298]/[.E2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ID~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0" calcext:value-type="float">
            <text:p>3930</text:p>
          </table:table-cell>
          <table:table-cell table:formula="of:=[.B299]/[.E2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-TYPE-O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30" calcext:value-type="float">
            <text:p>16530</text:p>
          </table:table-cell>
          <table:table-cell table:formula="of:=[.B300]/[.E3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BLOCK-NAM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0" calcext:value-type="float">
            <text:p>1860</text:p>
          </table:table-cell>
          <table:table-cell table:formula="of:=[.B301]/[.E3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REPLACE-FLOW-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 table:formula="of:=[.B302]/[.E3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AST-FLOW-ID-ORIG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20" calcext:value-type="float">
            <text:p>8220</text:p>
          </table:table-cell>
          <table:table-cell table:formula="of:=[.B303]/[.E3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-TYPE-E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30" calcext:value-type="float">
            <text:p>30030</text:p>
          </table:table-cell>
          <table:table-cell table:formula="of:=[.B304]/[.E3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COPY-AST-NO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3248" calcext:value-type="float">
            <text:p>2253248</text:p>
          </table:table-cell>
          <table:table-cell office:value-type="float" office:value="8220" calcext:value-type="float">
            <text:p>8220</text:p>
          </table:table-cell>
          <table:table-cell table:formula="of:=[.B305]/[.E3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V-ARGUMENT-SPE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910" calcext:value-type="float">
            <text:p>65910</text:p>
          </table:table-cell>
          <table:table-cell table:formula="of:=[.B306]/[.E3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INPUT-VARIABLE-GLS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307]/[.E3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TOP-LEVEL-SCOPED-METADA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308]/[.E3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ERTEX-COU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309]/[.E3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V-MAKE-VAL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128" calcext:value-type="float">
            <text:p>262128</text:p>
          </table:table-cell>
          <table:table-cell office:value-type="float" office:value="8010" calcext:value-type="float">
            <text:p>8010</text:p>
          </table:table-cell>
          <table:table-cell table:formula="of:=[.B310]/[.E3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COMPILE-FORMS-NOT-PROPAGATING-ENV-RETURNING-LIST-OF-COMP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304" calcext:value-type="float">
            <text:p>98304</text:p>
          </table:table-cell>
          <table:table-cell office:value-type="float" office:value="780" calcext:value-type="float">
            <text:p>780</text:p>
          </table:table-cell>
          <table:table-cell table:formula="of:=[.B311]/[.E3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V-SYMBOL-BINDING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20" calcext:value-type="float">
            <text:p>44220</text:p>
          </table:table-cell>
          <table:table-cell table:formula="of:=[.B312]/[.E3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CALC-PLACE-TR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  <table:table-cell table:formula="of:=[.B313]/[.E3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GEN-SWIZZLE-STR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314]/[.E3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COMPILE-FORMS-PROPAGATING-ENV-RETURNING-LIST-OF-COMPI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315]/[.E3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ENV-PRUNE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840" calcext:value-type="float">
            <text:p>840</text:p>
          </table:table-cell>
          <table:table-cell table:formula="of:=[.B316]/[.E3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-CASTS-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570" calcext:value-type="float">
            <text:p>60570</text:p>
          </table:table-cell>
          <table:table-cell table:formula="of:=[.B317]/[.E3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A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formula="of:=[.B318]/[.E3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ADD-SYMBOL-BIND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900" calcext:value-type="float">
            <text:p>900</text:p>
          </table:table-cell>
          <table:table-cell table:formula="of:=[.B319]/[.E3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SOLVE-NAME-FROM-ALTERNATIV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090" calcext:value-type="float">
            <text:p>114090</text:p>
          </table:table-cell>
          <table:table-cell table:formula="of:=[.B320]/[.E3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EXTRACT-DECLAR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table:formula="of:=[.B321]/[.E3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COMPILE-LITER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20" calcext:value-type="float">
            <text:p>11820</text:p>
          </table:table-cell>
          <table:table-cell table:formula="of:=[.B322]/[.E3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PRIMITIVE-OU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B323]/[.E3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SCO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10" calcext:value-type="float">
            <text:p>15510</text:p>
          </table:table-cell>
          <table:table-cell table:formula="of:=[.B324]/[.E3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EXPANDED-INPUT-VARIAB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B325]/[.E3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INDENT-FOR-BLO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688" calcext:value-type="float">
            <text:p>32688</text:p>
          </table:table-cell>
          <table:table-cell office:value-type="float" office:value="60" calcext:value-type="float">
            <text:p>60</text:p>
          </table:table-cell>
          <table:table-cell table:formula="of:=[.B326]/[.E3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ENV-DEP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 table:formula="of:=[.B327]/[.E3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OUTPUT-VARIABLE-GLS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328]/[.E3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INPUT-VARIAB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B329]/[.E3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RETURN-S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60" calcext:value-type="float">
            <text:p>21660</text:p>
          </table:table-cell>
          <table:table-cell table:formula="of:=[.B330]/[.E3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TYPE-SPEC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B331]/[.E3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RAW-OUT-S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332]/[.E3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PREVIOUS-STA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formula="of:=[.B333]/[.E3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IN-DECLARATI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334]/[.E3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AST-&gt;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formula="of:=[.B335]/[.E3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AST-VAL-ORIG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20" calcext:value-type="float">
            <text:p>8220</text:p>
          </table:table-cell>
          <table:table-cell table:formula="of:=[.B336]/[.E3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PRIMARY-TYP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4480" calcext:value-type="float">
            <text:p>384480</text:p>
          </table:table-cell>
          <table:table-cell table:formula="of:=[.B337]/[.E3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MAKE-AST-NODE-FOR-DECLAR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B338]/[.E3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CURRENT-L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300" calcext:value-type="float">
            <text:p>27300</text:p>
          </table:table-cell>
          <table:table-cell table:formula="of:=[.B339]/[.E3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V-PLACE-INDE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30" calcext:value-type="float">
            <text:p>2730</text:p>
          </table:table-cell>
          <table:table-cell table:formula="of:=[.B340]/[.E3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QUALIFY-TYP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formula="of:=[.B341]/[.E3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ENV-MERGE-HISTO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342]/[.E3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ALLOWS-STEMCELLS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343]/[.E3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STEMCELLS-ALLOW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344]/[.E3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PURE-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90" calcext:value-type="float">
            <text:p>17190</text:p>
          </table:table-cell>
          <table:table-cell table:formula="of:=[.B345]/[.E3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TYPE-SET-TO-TYPE-LI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346]/[.E3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ONTE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formula="of:=[.B347]/[.E3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FUN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0" calcext:value-type="float">
            <text:p>6390</text:p>
          </table:table-cell>
          <table:table-cell table:formula="of:=[.B348]/[.E3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STEMCELL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50" calcext:value-type="float">
            <text:p>22350</text:p>
          </table:table-cell>
          <table:table-cell table:formula="of:=[.B349]/[.E3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REPLACE-FLOW-ID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formula="of:=[.B350]/[.E3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TRY-COMPILE-AR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30" calcext:value-type="float">
            <text:p>4830</text:p>
          </table:table-cell>
          <table:table-cell table:formula="of:=[.B351]/[.E3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PRIMITIVE-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B352]/[.E3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COMPILE-LIST-FOR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30" calcext:value-type="float">
            <text:p>7230</text:p>
          </table:table-cell>
          <table:table-cell table:formula="of:=[.B353]/[.E3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GLSL-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354]/[.E3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SET-FLOW-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80" calcext:value-type="float">
            <text:p>7080</text:p>
          </table:table-cell>
          <table:table-cell table:formula="of:=[.B355]/[.E3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FORM-VARIAB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formula="of:=[.B356]/[.E3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FUNCTION-OB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357]/[.E3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ARG-NU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formula="of:=[.B358]/[.E3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OLLING-TRANSLA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359]/[.E3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LISP-NAME-&gt;GLSL-NAM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table:formula="of:=[.B360]/[.E3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END-L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0" calcext:value-type="float">
            <text:p>3540</text:p>
          </table:table-cell>
          <table:table-cell table:formula="of:=[.B361]/[.E3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COPY-COMP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10" calcext:value-type="float">
            <text:p>11310</text:p>
          </table:table-cell>
          <table:table-cell table:formula="of:=[.B362]/[.E3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STARTING-STA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formula="of:=[.B363]/[.E3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EN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364]/[.E3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COMPILE-PROG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1380" calcext:value-type="float">
            <text:p>1380</text:p>
          </table:table-cell>
          <table:table-cell table:formula="of:=[.B365]/[.E3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EXTRACT-VALUE-QUALIFIE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B366]/[.E3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AST-STARTING-EN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20" calcext:value-type="float">
            <text:p>8220</text:p>
          </table:table-cell>
          <table:table-cell table:formula="of:=[.B367]/[.E3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TRANSLA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368]/[.E3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ALL-FUNCTI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formula="of:=[.B369]/[.E3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V-VOID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60" calcext:value-type="float">
            <text:p>16860</text:p>
          </table:table-cell>
          <table:table-cell table:formula="of:=[.B370]/[.E3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%MERGE-MULTI-ENV-PROG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formula="of:=[.B371]/[.E3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V-MULTI-VAL-BA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60" calcext:value-type="float">
            <text:p>2760</text:p>
          </table:table-cell>
          <table:table-cell table:formula="of:=[.B372]/[.E3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LISP-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B373]/[.E3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JO.INTERNALS:%VALUES-FOR-RETUR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formula="of:=[.B374]/[.E3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GLSL-NAM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0" calcext:value-type="float">
            <text:p>5280</text:p>
          </table:table-cell>
          <table:table-cell table:formula="of:=[.B375]/[.E3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I.CL::GEN-ASSIGNEMENT-FORM-FOR-EM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52" calcext:value-type="float">
            <text:p>32752</text:p>
          </table:table-cell>
          <table:table-cell office:value-type="float" office:value="270" calcext:value-type="float">
            <text:p>270</text:p>
          </table:table-cell>
          <table:table-cell table:formula="of:=[.B376]/[.E3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I.CL::COMPILE-GLSL-EXPRESSION-STR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24" calcext:value-type="float">
            <text:p>685424</text:p>
          </table:table-cell>
          <table:table-cell office:value-type="float" office:value="660" calcext:value-type="float">
            <text:p>660</text:p>
          </table:table-cell>
          <table:table-cell table:formula="of:=[.B377]/[.E3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I.CL::GEN-STRING-FOR-IF-BLO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378]/[.E3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I.CL::%VALUES-FOR-EMI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B379]/[.E3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I.CL::GEN-STRING-FOR-IF-FOR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380]/[.E3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I.CL::EXTRACT-VALUE-FOR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B381]/[.E3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I.CL::%VALUES-VO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382]/[.E3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I.CL::GEN-ASSIGNEMENT-FORM-FOR-RETUR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B383]/[.E3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I.CL::COMPILE-THE-REGULAR-FORM-OF-I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384]/[.E3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I.CL::QUALIFIER-FORM-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formula="of:=[.B385]/[.E3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VARI.CL::EXTRACT-SWIZZLE-STR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386]/[.E386]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531.75mm" svg:height="133.09mm" svg:x="2.88mm" svg:y="0mm">
            <loext:p/>
            <draw:object draw:notify-on-update-of-ranges="Sheet1.A2:Sheet1.A55 Sheet1.B2:Sheet1.B5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29.13mm" svg:height="154.24mm" svg:x="5.19mm" svg:y="134.28mm">
            <loext:p/>
            <draw:object draw:notify-on-update-of-ranges="Sheet1.A2:Sheet1.A55 Sheet1.E1:Sheet1.E1 Sheet1.E2:Sheet1.E5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28.42mm" svg:height="171.35mm" svg:x="5.04mm" svg:y="289mm">
            <loext:p/>
            <draw:object draw:notify-on-update-of-ranges="Sheet1.A2:Sheet1.A55 Sheet1.F1:Sheet1.F1 Sheet1.F2:Sheet1.F5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5">00/00/0000</text:date>, <text:time style:data-style-name="N2" text:time-value="11:19:54.65113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0:39:50.138338000</meta:creation-date>
    <dc:date>2018-03-15T11:22:18.977883000</dc:date>
    <meta:editing-duration>PT31M</meta:editing-duration>
    <meta:editing-cycles>2</meta:editing-cycles>
    <meta:generator>LibreOffice/5.4.2.2$MacOSX_X86_64 LibreOffice_project/22b09f6418e8c2d508a9eaf86b2399209b0990f4</meta:generator>
    <meta:document-statistic meta:table-count="2" meta:cell-count="231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3.176cm" svg:height="13.31cm" xlink:href=".." xlink:type="simple" chart:class="chart:bar" chart:style-name="ch1">
        <chart:legend chart:legend-position="end" svg:x="50.93cm" svg:y="6.356cm" style:legend-expansion="high" chart:style-name="ch2"/>
        <chart:plot-area chart:style-name="ch3" table:cell-range-address="Sheet1.A2:Sheet1.B55" chart:data-source-has-labels="column" svg:x="1.063cm" svg:y="0.266cm" svg:width="48.804cm" svg:height="12.778cm">
          <chartooo:coordinate-region svg:x="4.369cm" svg:y="0.266cm" svg:width="45.498cm" svg:height="4.259cm"/>
          <chart:axis chart:dimension="x" chart:name="primary-x" chart:style-name="ch4" chartooo:axis-type="auto">
            <chartooo:date-scale/>
            <chart:categories table:cell-range-address="Sheet1.A2:Sheet1.A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5" chart:class="chart:bar"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 V-TYPEP</text:p>
                <draw:g>
                  <svg:desc>Sheet1.A2:Sheet1.A55</svg:desc>
                </draw:g>
              </table:table-cell>
              <table:table-cell office:value-type="float" office:value="0.044">
                <text:p>0.044</text:p>
                <draw:g>
                  <svg:desc>Sheet1.B2:Sheet1.B55</svg:desc>
                </draw:g>
              </table:table-cell>
            </table:table-row>
            <table:table-row>
              <table:table-cell office:value-type="string">
                <text:p> VARJO.INTERNALS::VTYPE-EXISTSP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 TYPE-&gt;TYPE-SPEC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 VARJO.INTERNALS:TYPE-SET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 VARJO.INTERNALS::REPLACE-SUBSTRINGS-IN-NAME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 FLOW-IDS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 VARJO.INTERNALS::EXPAND-KEYWORD-TYPE-SPEC-SHORTHAND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 V-ERRORP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 VARJO.INTERNALS:FRESH-ENVIRONMENT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 VARJO.INTERNALS::EXPAND-ARGUMENT-SPEC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 VARJO.INTERNALS::ASSERT-VALID-TYPE-SET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 VARJO.INTERNALS:NODE-TREE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 VARJO.INTERNALS::VALID-TYPE-SET-P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 VARJO.INTERNALS:V-PARENT-ENV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 VARJO.UTILS:LISTIFY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 VARJO.INTERNALS::%VALID-FOR-CONTEXTP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 VARJO.INTERNALS:IDS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 VARJO.INTERNALS:V-CONTEXT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 VARJO.INTERNALS::NORMALIZE-OUT-OF-SCOPE-ARGS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 VARJO.INTERNALS:PREFIX-TYPE-TO-STRING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 VARJO.INTERNALS::SINGULAR-FLOW-ID-P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 VARJO.INTERNALS:NTH-RETURN-NAME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 VARJO.INTERNALS:V-VERSIONS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 VARJO.INTERNALS:AST-ARGS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 VARJO.INTERNALS::GET-VERSION-FROM-CONTEXT-LIST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 VARJO.INTERNALS:AST-RETURN-TYPE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 VARJO.INTERNALS::ADD-GLSL-FUNCS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 VARJO.INTERNALS::GET-VERSION-FROM-CONTEXT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 VARJO.INTERNALS:V-DISCARDED-P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 V-SPECIAL-FUNCTIONP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 VARJO.INTERNALS::MERGE-EMIT-SETS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 VARJO.INTERNALS::GEN-SHADER-STRING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 VARJO.INTERNALS:MAKE-FUNCTION-SET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 VARJO.INTERNALS:V-GLSL-STRING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 QUALIFIERS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 VARJO.INTERNALS::ASSERT-FLOW-ID-SINGULARITY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 VARJO.INTERNALS:OUT-OF-SCOPE-ARGS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 VARJO.INTERNALS::MERGE-RETURN-SETS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 VARJO.INTERNALS::%GEN-FLOW-GL-ID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 VARJO.INTERNALS:EXT-FUNC-COMPILE-CHAIN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 VARJO.INTERNALS::GEN-GLSL-STRING-FOR-SYMBOL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 VARJO.INTERNALS::BARE-ID!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 VARJO.INTERNALS:END-LINE-STR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 VARJO.INTERNALS::%FUNC-NAME-FROM-SET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 VARJO.INTERNALS:STEMCELLP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 EPHEMERAL-P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 VARJO.INTERNALS::ADD-LISP-&gt;GLSL-NAME-MAPPING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 VARJO.INTERNALS:MAKE-TYPE-SET*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 VARJO.INTERNALS::LIKELY-RECURSION-P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 VARJO.INTERNALS::TERTIARY-SCORE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 VARJO.INTERNALS::%MAKE-BASE-ENVIRONMENT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 VARJO.INTERNALS::PROCESS-OUTPUT-PRIMITIVE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 VARJO.INTERNALS::COPY-STAGE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 VARJO.INTERNALS::%SUITABLE-QUALIFIERSP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2.914cm" svg:height="15.425cm" xlink:href=".." xlink:type="simple" chart:class="chart:bar" chart:style-name="ch1">
        <chart:legend chart:legend-position="end" svg:x="50.9cm" svg:y="7.413cm" style:legend-expansion="high" chart:style-name="ch2"/>
        <chart:plot-area chart:style-name="ch3" table:cell-range-address="Sheet1.A2:Sheet1.A55 Sheet1.E1:Sheet1.E55" chart:data-source-has-labels="both" svg:x="1.058cm" svg:y="0.308cm" svg:width="48.784cm" svg:height="14.809cm">
          <chartooo:coordinate-region svg:x="4.365cm" svg:y="0.308cm" svg:width="45.477cm" svg:height="6.056cm"/>
          <chart:axis chart:dimension="x" chart:name="primary-x" chart:style-name="ch4" chartooo:axis-type="auto">
            <chartooo:date-scale/>
            <chart:categories table:cell-range-address="Sheet1.A2:Sheet1.A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55" chart:label-cell-address="Sheet1.E1:Sheet1.E1" chart:class="chart:bar"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 calls   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V-TYPEP</text:p>
                <draw:g>
                  <svg:desc>Sheet1.A2:Sheet1.A55</svg:desc>
                </draw:g>
              </table:table-cell>
              <table:table-cell office:value-type="float" office:value="176160">
                <text:p>176160</text:p>
                <draw:g>
                  <svg:desc>Sheet1.E2:Sheet1.E55</svg:desc>
                </draw:g>
              </table:table-cell>
            </table:table-row>
            <table:table-row>
              <table:table-cell office:value-type="string">
                <text:p> VARJO.INTERNALS::VTYPE-EXISTSP</text:p>
              </table:table-cell>
              <table:table-cell office:value-type="float" office:value="112590">
                <text:p>112590</text:p>
              </table:table-cell>
            </table:table-row>
            <table:table-row>
              <table:table-cell office:value-type="string">
                <text:p> TYPE-&gt;TYPE-SPEC</text:p>
              </table:table-cell>
              <table:table-cell office:value-type="float" office:value="73980">
                <text:p>73980</text:p>
              </table:table-cell>
            </table:table-row>
            <table:table-row>
              <table:table-cell office:value-type="string">
                <text:p> VARJO.INTERNALS:TYPE-SET</text:p>
              </table:table-cell>
              <table:table-cell office:value-type="float" office:value="202380">
                <text:p>202380</text:p>
              </table:table-cell>
            </table:table-row>
            <table:table-row>
              <table:table-cell office:value-type="string">
                <text:p> VARJO.INTERNALS::REPLACE-SUBSTRINGS-IN-NAME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 FLOW-IDS</text:p>
              </table:table-cell>
              <table:table-cell office:value-type="float" office:value="177240">
                <text:p>177240</text:p>
              </table:table-cell>
            </table:table-row>
            <table:table-row>
              <table:table-cell office:value-type="string">
                <text:p> VARJO.INTERNALS::EXPAND-KEYWORD-TYPE-SPEC-SHORTHAND</text:p>
              </table:table-cell>
              <table:table-cell office:value-type="float" office:value="226020">
                <text:p>226020</text:p>
              </table:table-cell>
            </table:table-row>
            <table:table-row>
              <table:table-cell office:value-type="string">
                <text:p> V-ERRORP</text:p>
              </table:table-cell>
              <table:table-cell office:value-type="float" office:value="101970">
                <text:p>101970</text:p>
              </table:table-cell>
            </table:table-row>
            <table:table-row>
              <table:table-cell office:value-type="string">
                <text:p> VARJO.INTERNALS:FRESH-ENVIRONMENT</text:p>
              </table:table-cell>
              <table:table-cell office:value-type="float" office:value="8460">
                <text:p>8460</text:p>
              </table:table-cell>
            </table:table-row>
            <table:table-row>
              <table:table-cell office:value-type="string">
                <text:p> VARJO.INTERNALS::EXPAND-ARGUMENT-SPEC</text:p>
              </table:table-cell>
              <table:table-cell office:value-type="float" office:value="52740">
                <text:p>52740</text:p>
              </table:table-cell>
            </table:table-row>
            <table:table-row>
              <table:table-cell office:value-type="string">
                <text:p> VARJO.INTERNALS::ASSERT-VALID-TYPE-SET</text:p>
              </table:table-cell>
              <table:table-cell office:value-type="float" office:value="57570">
                <text:p>57570</text:p>
              </table:table-cell>
            </table:table-row>
            <table:table-row>
              <table:table-cell office:value-type="string">
                <text:p> VARJO.INTERNALS:NODE-TREE</text:p>
              </table:table-cell>
              <table:table-cell office:value-type="float" office:value="20970">
                <text:p>20970</text:p>
              </table:table-cell>
            </table:table-row>
            <table:table-row>
              <table:table-cell office:value-type="string">
                <text:p> VARJO.INTERNALS::VALID-TYPE-SET-P</text:p>
              </table:table-cell>
              <table:table-cell office:value-type="float" office:value="57570">
                <text:p>57570</text:p>
              </table:table-cell>
            </table:table-row>
            <table:table-row>
              <table:table-cell office:value-type="string">
                <text:p> VARJO.INTERNALS:V-PARENT-ENV</text:p>
              </table:table-cell>
              <table:table-cell office:value-type="float" office:value="246750">
                <text:p>246750</text:p>
              </table:table-cell>
            </table:table-row>
            <table:table-row>
              <table:table-cell office:value-type="string">
                <text:p> VARJO.UTILS:LISTIFY</text:p>
              </table:table-cell>
              <table:table-cell office:value-type="float" office:value="69480">
                <text:p>69480</text:p>
              </table:table-cell>
            </table:table-row>
            <table:table-row>
              <table:table-cell office:value-type="string">
                <text:p> VARJO.INTERNALS::%VALID-FOR-CONTEXTP</text:p>
              </table:table-cell>
              <table:table-cell office:value-type="float" office:value="138540">
                <text:p>138540</text:p>
              </table:table-cell>
            </table:table-row>
            <table:table-row>
              <table:table-cell office:value-type="string">
                <text:p> VARJO.INTERNALS:IDS</text:p>
              </table:table-cell>
              <table:table-cell office:value-type="float" office:value="40440">
                <text:p>40440</text:p>
              </table:table-cell>
            </table:table-row>
            <table:table-row>
              <table:table-cell office:value-type="string">
                <text:p> VARJO.INTERNALS:V-CONTEXT</text:p>
              </table:table-cell>
              <table:table-cell office:value-type="float" office:value="154830">
                <text:p>154830</text:p>
              </table:table-cell>
            </table:table-row>
            <table:table-row>
              <table:table-cell office:value-type="string">
                <text:p> VARJO.INTERNALS::NORMALIZE-OUT-OF-SCOPE-ARGS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string">
                <text:p> VARJO.INTERNALS:PREFIX-TYPE-TO-STRING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 VARJO.INTERNALS::SINGULAR-FLOW-ID-P</text:p>
              </table:table-cell>
              <table:table-cell office:value-type="float" office:value="13740">
                <text:p>13740</text:p>
              </table:table-cell>
            </table:table-row>
            <table:table-row>
              <table:table-cell office:value-type="string">
                <text:p> VARJO.INTERNALS:NTH-RETURN-NAME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 VARJO.INTERNALS:V-VERSIONS</text:p>
              </table:table-cell>
              <table:table-cell office:value-type="float" office:value="55470">
                <text:p>55470</text:p>
              </table:table-cell>
            </table:table-row>
            <table:table-row>
              <table:table-cell office:value-type="string">
                <text:p> VARJO.INTERNALS:AST-ARGS</text:p>
              </table:table-cell>
              <table:table-cell office:value-type="float" office:value="17010">
                <text:p>17010</text:p>
              </table:table-cell>
            </table:table-row>
            <table:table-row>
              <table:table-cell office:value-type="string">
                <text:p> VARJO.INTERNALS::GET-VERSION-FROM-CONTEXT-LIST</text:p>
              </table:table-cell>
              <table:table-cell office:value-type="float" office:value="7380">
                <text:p>7380</text:p>
              </table:table-cell>
            </table:table-row>
            <table:table-row>
              <table:table-cell office:value-type="string">
                <text:p> VARJO.INTERNALS:AST-RETURN-TYPE</text:p>
              </table:table-cell>
              <table:table-cell office:value-type="float" office:value="43650">
                <text:p>43650</text:p>
              </table:table-cell>
            </table:table-row>
            <table:table-row>
              <table:table-cell office:value-type="string">
                <text:p> VARJO.INTERNALS::ADD-GLSL-FUNCS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 VARJO.INTERNALS::GET-VERSION-FROM-CONTEXT</text:p>
              </table:table-cell>
              <table:table-cell office:value-type="float" office:value="7380">
                <text:p>7380</text:p>
              </table:table-cell>
            </table:table-row>
            <table:table-row>
              <table:table-cell office:value-type="string">
                <text:p> VARJO.INTERNALS:V-DISCARDED-P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 V-SPECIAL-FUNCTIONP</text:p>
              </table:table-cell>
              <table:table-cell office:value-type="float" office:value="76560">
                <text:p>76560</text:p>
              </table:table-cell>
            </table:table-row>
            <table:table-row>
              <table:table-cell office:value-type="string">
                <text:p> VARJO.INTERNALS::MERGE-EMIT-SETS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 VARJO.INTERNALS::GEN-SHADER-STRING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 VARJO.INTERNALS:MAKE-FUNCTION-SET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 VARJO.INTERNALS:V-GLSL-STRING</text:p>
              </table:table-cell>
              <table:table-cell office:value-type="float" office:value="85980">
                <text:p>85980</text:p>
              </table:table-cell>
            </table:table-row>
            <table:table-row>
              <table:table-cell office:value-type="string">
                <text:p> QUALIFIERS</text:p>
              </table:table-cell>
              <table:table-cell office:value-type="float" office:value="22530">
                <text:p>22530</text:p>
              </table:table-cell>
            </table:table-row>
            <table:table-row>
              <table:table-cell office:value-type="string">
                <text:p> VARJO.INTERNALS::ASSERT-FLOW-ID-SINGULARITY</text:p>
              </table:table-cell>
              <table:table-cell office:value-type="float" office:value="40770">
                <text:p>40770</text:p>
              </table:table-cell>
            </table:table-row>
            <table:table-row>
              <table:table-cell office:value-type="string">
                <text:p> VARJO.INTERNALS:OUT-OF-SCOPE-ARGS</text:p>
              </table:table-cell>
              <table:table-cell office:value-type="float" office:value="20730">
                <text:p>20730</text:p>
              </table:table-cell>
            </table:table-row>
            <table:table-row>
              <table:table-cell office:value-type="string">
                <text:p> VARJO.INTERNALS::MERGE-RETURN-SETS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string">
                <text:p> VARJO.INTERNALS::%GEN-FLOW-GL-ID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string">
                <text:p> VARJO.INTERNALS:EXT-FUNC-COMPILE-CHAIN</text:p>
              </table:table-cell>
              <table:table-cell office:value-type="float" office:value="8670">
                <text:p>8670</text:p>
              </table:table-cell>
            </table:table-row>
            <table:table-row>
              <table:table-cell office:value-type="string">
                <text:p> VARJO.INTERNALS::GEN-GLSL-STRING-FOR-SYMBOL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 VARJO.INTERNALS::BARE-ID!</text:p>
              </table:table-cell>
              <table:table-cell office:value-type="float" office:value="11850">
                <text:p>11850</text:p>
              </table:table-cell>
            </table:table-row>
            <table:table-row>
              <table:table-cell office:value-type="string">
                <text:p> VARJO.INTERNALS:END-LINE-STR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 VARJO.INTERNALS::%FUNC-NAME-FROM-SET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 VARJO.INTERNALS:STEMCELLP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 EPHEMERAL-P</text:p>
              </table:table-cell>
              <table:table-cell office:value-type="float" office:value="30030">
                <text:p>30030</text:p>
              </table:table-cell>
            </table:table-row>
            <table:table-row>
              <table:table-cell office:value-type="string">
                <text:p> VARJO.INTERNALS::ADD-LISP-&gt;GLSL-NAME-MAPPING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 VARJO.INTERNALS:MAKE-TYPE-SET*</text:p>
              </table:table-cell>
              <table:table-cell office:value-type="float" office:value="16590">
                <text:p>16590</text:p>
              </table:table-cell>
            </table:table-row>
            <table:table-row>
              <table:table-cell office:value-type="string">
                <text:p> VARJO.INTERNALS::LIKELY-RECURSION-P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 VARJO.INTERNALS::TERTIARY-SCORE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 VARJO.INTERNALS::%MAKE-BASE-ENVIRONMENT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 VARJO.INTERNALS::PROCESS-OUTPUT-PRIMITIVE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 VARJO.INTERNALS::COPY-STAGE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 VARJO.INTERNALS::%SUITABLE-QUALIFIERSP</text:p>
              </table:table-cell>
              <table:table-cell office:value-type="float" office:value="210">
                <text:p>2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2.843cm" svg:height="17.136cm" xlink:href=".." xlink:type="simple" chart:class="chart:bar" chart:style-name="ch1">
        <chart:legend chart:legend-position="end" svg:x="50.55cm" svg:y="8.269cm" style:legend-expansion="high" chart:style-name="ch2"/>
        <chart:plot-area chart:style-name="ch3" table:cell-range-address="Sheet1.A2:Sheet1.A55 Sheet1.F1:Sheet1.F55" chart:data-source-has-labels="both" svg:x="1.056cm" svg:y="0.342cm" svg:width="48.438cm" svg:height="16.452cm">
          <chartooo:coordinate-region svg:x="4.373cm" svg:y="0.342cm" svg:width="45.121cm" svg:height="7.699cm"/>
          <chart:axis chart:dimension="x" chart:name="primary-x" chart:style-name="ch4" chartooo:axis-type="auto">
            <chartooo:date-scale/>
            <chart:categories table:cell-range-address="Sheet1.A2:Sheet1.A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55" chart:label-cell-address="Sheet1.F1:Sheet1.F1" chart:class="chart:bar"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sec/call  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V-TYPEP</text:p>
                <draw:g>
                  <svg:desc>Sheet1.A2:Sheet1.A55</svg:desc>
                </draw:g>
              </table:table-cell>
              <table:table-cell office:value-type="float" office:value="0.000000249772933696639">
                <text:p>0.000000249772933696639</text:p>
                <draw:g>
                  <svg:desc>Sheet1.F2:Sheet1.F55</svg:desc>
                </draw:g>
              </table:table-cell>
            </table:table-row>
            <table:table-row>
              <table:table-cell office:value-type="string">
                <text:p> VARJO.INTERNALS::VTYPE-EXISTSP</text:p>
              </table:table-cell>
              <table:table-cell office:value-type="float" office:value="0.000000337507771560529">
                <text:p>0.000000337507771560529</text:p>
              </table:table-cell>
            </table:table-row>
            <table:table-row>
              <table:table-cell office:value-type="string">
                <text:p> TYPE-&gt;TYPE-SPEC</text:p>
              </table:table-cell>
              <table:table-cell office:value-type="float" office:value="0.00000032441200324412">
                <text:p>0.00000032441200324412</text:p>
              </table:table-cell>
            </table:table-row>
            <table:table-row>
              <table:table-cell office:value-type="string">
                <text:p> VARJO.INTERNALS:TYPE-SET</text:p>
              </table:table-cell>
              <table:table-cell office:value-type="float" office:value="0.000000103765194189149">
                <text:p>0.000000103765194189149</text:p>
              </table:table-cell>
            </table:table-row>
            <table:table-row>
              <table:table-cell office:value-type="string">
                <text:p> VARJO.INTERNALS::REPLACE-SUBSTRINGS-IN-NAME</text:p>
              </table:table-cell>
              <table:table-cell office:value-type="float" office:value="0.0000182795698924731">
                <text:p>0.0000182795698924731</text:p>
              </table:table-cell>
            </table:table-row>
            <table:table-row>
              <table:table-cell office:value-type="string">
                <text:p> FLOW-IDS</text:p>
              </table:table-cell>
              <table:table-cell office:value-type="float" office:value="0.0000000902730760550666">
                <text:p>0.0000000902730760550666</text:p>
              </table:table-cell>
            </table:table-row>
            <table:table-row>
              <table:table-cell office:value-type="string">
                <text:p> VARJO.INTERNALS::EXPAND-KEYWORD-TYPE-SPEC-SHORTHAND</text:p>
              </table:table-cell>
              <table:table-cell office:value-type="float" office:value="0.0000000663658083355455">
                <text:p>0.0000000663658083355455</text:p>
              </table:table-cell>
            </table:table-row>
            <table:table-row>
              <table:table-cell office:value-type="string">
                <text:p> V-ERRORP</text:p>
              </table:table-cell>
              <table:table-cell office:value-type="float" office:value="0.000000117681671079729">
                <text:p>0.000000117681671079729</text:p>
              </table:table-cell>
            </table:table-row>
            <table:table-row>
              <table:table-cell office:value-type="string">
                <text:p> VARJO.INTERNALS:FRESH-ENVIRONMENT</text:p>
              </table:table-cell>
              <table:table-cell office:value-type="float" office:value="0.00000130023640661939">
                <text:p>0.00000130023640661939</text:p>
              </table:table-cell>
            </table:table-row>
            <table:table-row>
              <table:table-cell office:value-type="string">
                <text:p> VARJO.INTERNALS::EXPAND-ARGUMENT-SPEC</text:p>
              </table:table-cell>
              <table:table-cell office:value-type="float" office:value="0.000000208570345089116">
                <text:p>0.000000208570345089116</text:p>
              </table:table-cell>
            </table:table-row>
            <table:table-row>
              <table:table-cell office:value-type="string">
                <text:p> VARJO.INTERNALS::ASSERT-VALID-TYPE-SET</text:p>
              </table:table-cell>
              <table:table-cell office:value-type="float" office:value="0.000000191071738752823">
                <text:p>0.000000191071738752823</text:p>
              </table:table-cell>
            </table:table-row>
            <table:table-row>
              <table:table-cell office:value-type="string">
                <text:p> VARJO.INTERNALS:NODE-TREE</text:p>
              </table:table-cell>
              <table:table-cell office:value-type="float" office:value="0.000000476871721506915">
                <text:p>0.000000476871721506915</text:p>
              </table:table-cell>
            </table:table-row>
            <table:table-row>
              <table:table-cell office:value-type="string">
                <text:p> VARJO.INTERNALS::VALID-TYPE-SET-P</text:p>
              </table:table-cell>
              <table:table-cell office:value-type="float" office:value="0.000000156331422615946">
                <text:p>0.000000156331422615946</text:p>
              </table:table-cell>
            </table:table-row>
            <table:table-row>
              <table:table-cell office:value-type="string">
                <text:p> VARJO.INTERNALS:V-PARENT-ENV</text:p>
              </table:table-cell>
              <table:table-cell office:value-type="float" office:value="0.0000000324214792299899">
                <text:p>0.0000000324214792299899</text:p>
              </table:table-cell>
            </table:table-row>
            <table:table-row>
              <table:table-cell office:value-type="string">
                <text:p> VARJO.UTILS:LISTIFY</text:p>
              </table:table-cell>
              <table:table-cell office:value-type="float" office:value="0.000000115141047783535">
                <text:p>0.000000115141047783535</text:p>
              </table:table-cell>
            </table:table-row>
            <table:table-row>
              <table:table-cell office:value-type="string">
                <text:p> VARJO.INTERNALS::%VALID-FOR-CONTEXTP</text:p>
              </table:table-cell>
              <table:table-cell office:value-type="float" office:value="0.000000050526923632164">
                <text:p>0.000000050526923632164</text:p>
              </table:table-cell>
            </table:table-row>
            <table:table-row>
              <table:table-cell office:value-type="string">
                <text:p> VARJO.INTERNALS:IDS</text:p>
              </table:table-cell>
              <table:table-cell office:value-type="float" office:value="0.000000148367952522255">
                <text:p>0.000000148367952522255</text:p>
              </table:table-cell>
            </table:table-row>
            <table:table-row>
              <table:table-cell office:value-type="string">
                <text:p> VARJO.INTERNALS:V-CONTEXT</text:p>
              </table:table-cell>
              <table:table-cell office:value-type="float" office:value="0.0000000387521798101143">
                <text:p>0.0000000387521798101143</text:p>
              </table:table-cell>
            </table:table-row>
            <table:table-row>
              <table:table-cell office:value-type="string">
                <text:p> VARJO.INTERNALS::NORMALIZE-OUT-OF-SCOPE-ARGS</text:p>
              </table:table-cell>
              <table:table-cell office:value-type="float" office:value="0.00000105820105820106">
                <text:p>0.00000105820105820106</text:p>
              </table:table-cell>
            </table:table-row>
            <table:table-row>
              <table:table-cell office:value-type="string">
                <text:p> VARJO.INTERNALS:PREFIX-TYPE-TO-STRING</text:p>
              </table:table-cell>
              <table:table-cell office:value-type="float" office:value="0.00000196078431372549">
                <text:p>0.00000196078431372549</text:p>
              </table:table-cell>
            </table:table-row>
            <table:table-row>
              <table:table-cell office:value-type="string">
                <text:p> VARJO.INTERNALS::SINGULAR-FLOW-ID-P</text:p>
              </table:table-cell>
              <table:table-cell office:value-type="float" office:value="0.000000363901018922853">
                <text:p>0.000000363901018922853</text:p>
              </table:table-cell>
            </table:table-row>
            <table:table-row>
              <table:table-cell office:value-type="string">
                <text:p> VARJO.INTERNALS:NTH-RETURN-NAME</text:p>
              </table:table-cell>
              <table:table-cell office:value-type="float" office:value="0.00000462962962962963">
                <text:p>0.00000462962962962963</text:p>
              </table:table-cell>
            </table:table-row>
            <table:table-row>
              <table:table-cell office:value-type="string">
                <text:p> VARJO.INTERNALS:V-VERSIONS</text:p>
              </table:table-cell>
              <table:table-cell office:value-type="float" office:value="0.0000000721110510185686">
                <text:p>0.0000000721110510185686</text:p>
              </table:table-cell>
            </table:table-row>
            <table:table-row>
              <table:table-cell office:value-type="string">
                <text:p> VARJO.INTERNALS:AST-ARGS</text:p>
              </table:table-cell>
              <table:table-cell office:value-type="float" office:value="0.000000235155790711346">
                <text:p>0.000000235155790711346</text:p>
              </table:table-cell>
            </table:table-row>
            <table:table-row>
              <table:table-cell office:value-type="string">
                <text:p> VARJO.INTERNALS::GET-VERSION-FROM-CONTEXT-LIST</text:p>
              </table:table-cell>
              <table:table-cell office:value-type="float" office:value="0.000000542005420054201">
                <text:p>0.000000542005420054201</text:p>
              </table:table-cell>
            </table:table-row>
            <table:table-row>
              <table:table-cell office:value-type="string">
                <text:p> VARJO.INTERNALS:AST-RETURN-TYPE</text:p>
              </table:table-cell>
              <table:table-cell office:value-type="float" office:value="0.0000000916380297823597">
                <text:p>0.0000000916380297823597</text:p>
              </table:table-cell>
            </table:table-row>
            <table:table-row>
              <table:table-cell office:value-type="string">
                <text:p> VARJO.INTERNALS::ADD-GLSL-FUNCS</text:p>
              </table:table-cell>
              <table:table-cell office:value-type="float" office:value="0.0000266666666666667">
                <text:p>0.0000266666666666667</text:p>
              </table:table-cell>
            </table:table-row>
            <table:table-row>
              <table:table-cell office:value-type="string">
                <text:p> VARJO.INTERNALS::GET-VERSION-FROM-CONTEXT</text:p>
              </table:table-cell>
              <table:table-cell office:value-type="float" office:value="0.000000542005420054201">
                <text:p>0.000000542005420054201</text:p>
              </table:table-cell>
            </table:table-row>
            <table:table-row>
              <table:table-cell office:value-type="string">
                <text:p> VARJO.INTERNALS:V-DISCARDED-P</text:p>
              </table:table-cell>
              <table:table-cell office:value-type="float" office:value="0.00000175438596491228">
                <text:p>0.00000175438596491228</text:p>
              </table:table-cell>
            </table:table-row>
            <table:table-row>
              <table:table-cell office:value-type="string">
                <text:p> V-SPECIAL-FUNCTIONP</text:p>
              </table:table-cell>
              <table:table-cell office:value-type="float" office:value="0.0000000522466039707419">
                <text:p>0.0000000522466039707419</text:p>
              </table:table-cell>
            </table:table-row>
            <table:table-row>
              <table:table-cell office:value-type="string">
                <text:p> VARJO.INTERNALS::MERGE-EMIT-SETS</text:p>
              </table:table-cell>
              <table:table-cell office:value-type="float" office:value="0.00000121212121212121">
                <text:p>0.00000121212121212121</text:p>
              </table:table-cell>
            </table:table-row>
            <table:table-row>
              <table:table-cell office:value-type="string">
                <text:p> VARJO.INTERNALS::GEN-SHADER-STRING</text:p>
              </table:table-cell>
              <table:table-cell office:value-type="float" office:value="0.0000266666666666667">
                <text:p>0.0000266666666666667</text:p>
              </table:table-cell>
            </table:table-row>
            <table:table-row>
              <table:table-cell office:value-type="string">
                <text:p> VARJO.INTERNALS:MAKE-FUNCTION-SET</text:p>
              </table:table-cell>
              <table:table-cell office:value-type="float" office:value="0.000000634920634920635">
                <text:p>0.000000634920634920635</text:p>
              </table:table-cell>
            </table:table-row>
            <table:table-row>
              <table:table-cell office:value-type="string">
                <text:p> VARJO.INTERNALS:V-GLSL-STRING</text:p>
              </table:table-cell>
              <table:table-cell office:value-type="float" office:value="0.0000000465224470807164">
                <text:p>0.0000000465224470807164</text:p>
              </table:table-cell>
            </table:table-row>
            <table:table-row>
              <table:table-cell office:value-type="string">
                <text:p> QUALIFIERS</text:p>
              </table:table-cell>
              <table:table-cell office:value-type="float" office:value="0.000000133155792276964">
                <text:p>0.000000133155792276964</text:p>
              </table:table-cell>
            </table:table-row>
            <table:table-row>
              <table:table-cell office:value-type="string">
                <text:p> VARJO.INTERNALS::ASSERT-FLOW-ID-SINGULARITY</text:p>
              </table:table-cell>
              <table:table-cell office:value-type="float" office:value="0.0000000735835172921266">
                <text:p>0.0000000735835172921266</text:p>
              </table:table-cell>
            </table:table-row>
            <table:table-row>
              <table:table-cell office:value-type="string">
                <text:p> VARJO.INTERNALS:OUT-OF-SCOPE-ARGS</text:p>
              </table:table-cell>
              <table:table-cell office:value-type="float" office:value="0.000000144717800289436">
                <text:p>0.000000144717800289436</text:p>
              </table:table-cell>
            </table:table-row>
            <table:table-row>
              <table:table-cell office:value-type="string">
                <text:p> VARJO.INTERNALS::MERGE-RETURN-SETS</text:p>
              </table:table-cell>
              <table:table-cell office:value-type="float" office:value="0.000000529100529100529">
                <text:p>0.000000529100529100529</text:p>
              </table:table-cell>
            </table:table-row>
            <table:table-row>
              <table:table-cell office:value-type="string">
                <text:p> VARJO.INTERNALS::%GEN-FLOW-GL-ID</text:p>
              </table:table-cell>
              <table:table-cell office:value-type="float" office:value="0.000000529100529100529">
                <text:p>0.000000529100529100529</text:p>
              </table:table-cell>
            </table:table-row>
            <table:table-row>
              <table:table-cell office:value-type="string">
                <text:p> VARJO.INTERNALS:EXT-FUNC-COMPILE-CHAIN</text:p>
              </table:table-cell>
              <table:table-cell office:value-type="float" office:value="0.000000346020761245675">
                <text:p>0.000000346020761245675</text:p>
              </table:table-cell>
            </table:table-row>
            <table:table-row>
              <table:table-cell office:value-type="string">
                <text:p> VARJO.INTERNALS::GEN-GLSL-STRING-FOR-SYMBOL</text:p>
              </table:table-cell>
              <table:table-cell office:value-type="float" office:value="0.0000032258064516129">
                <text:p>0.0000032258064516129</text:p>
              </table:table-cell>
            </table:table-row>
            <table:table-row>
              <table:table-cell office:value-type="string">
                <text:p> VARJO.INTERNALS::BARE-ID!</text:p>
              </table:table-cell>
              <table:table-cell office:value-type="float" office:value="0.000000168776371308017">
                <text:p>0.000000168776371308017</text:p>
              </table:table-cell>
            </table:table-row>
            <table:table-row>
              <table:table-cell office:value-type="string">
                <text:p> VARJO.INTERNALS:END-LINE-STR</text:p>
              </table:table-cell>
              <table:table-cell office:value-type="float" office:value="0.00000111111111111111">
                <text:p>0.00000111111111111111</text:p>
              </table:table-cell>
            </table:table-row>
            <table:table-row>
              <table:table-cell office:value-type="string">
                <text:p> VARJO.INTERNALS::%FUNC-NAME-FROM-SET</text:p>
              </table:table-cell>
              <table:table-cell office:value-type="float" office:value="0.000000317460317460317">
                <text:p>0.000000317460317460317</text:p>
              </table:table-cell>
            </table:table-row>
            <table:table-row>
              <table:table-cell office:value-type="string">
                <text:p> VARJO.INTERNALS:STEMCELLP</text:p>
              </table:table-cell>
              <table:table-cell office:value-type="float" office:value="0.00000072463768115942">
                <text:p>0.00000072463768115942</text:p>
              </table:table-cell>
            </table:table-row>
            <table:table-row>
              <table:table-cell office:value-type="string">
                <text:p> EPHEMERAL-P</text:p>
              </table:table-cell>
              <table:table-cell office:value-type="float" office:value="0.0000000666000666000666">
                <text:p>0.0000000666000666000666</text:p>
              </table:table-cell>
            </table:table-row>
            <table:table-row>
              <table:table-cell office:value-type="string">
                <text:p> VARJO.INTERNALS::ADD-LISP-&gt;GLSL-NAME-MAPPING</text:p>
              </table:table-cell>
              <table:table-cell office:value-type="float" office:value="0.000000248756218905473">
                <text:p>0.000000248756218905473</text:p>
              </table:table-cell>
            </table:table-row>
            <table:table-row>
              <table:table-cell office:value-type="string">
                <text:p> VARJO.INTERNALS:MAKE-TYPE-SET*</text:p>
              </table:table-cell>
              <table:table-cell office:value-type="float" office:value="0.000000120554550934298">
                <text:p>0.000000120554550934298</text:p>
              </table:table-cell>
            </table:table-row>
            <table:table-row>
              <table:table-cell office:value-type="string">
                <text:p> VARJO.INTERNALS::LIKELY-RECURSION-P</text:p>
              </table:table-cell>
              <table:table-cell office:value-type="float" office:value="0.0000111111111111111">
                <text:p>0.0000111111111111111</text:p>
              </table:table-cell>
            </table:table-row>
            <table:table-row>
              <table:table-cell office:value-type="string">
                <text:p> VARJO.INTERNALS::TERTIARY-SCORE</text:p>
              </table:table-cell>
              <table:table-cell office:value-type="float" office:value="0.000000647249190938511">
                <text:p>0.000000647249190938511</text:p>
              </table:table-cell>
            </table:table-row>
            <table:table-row>
              <table:table-cell office:value-type="string">
                <text:p> VARJO.INTERNALS::%MAKE-BASE-ENVIRONMENT</text:p>
              </table:table-cell>
              <table:table-cell office:value-type="float" office:value="0.0000133333333333333">
                <text:p>0.0000133333333333333</text:p>
              </table:table-cell>
            </table:table-row>
            <table:table-row>
              <table:table-cell office:value-type="string">
                <text:p> VARJO.INTERNALS::PROCESS-OUTPUT-PRIMITIVE</text:p>
              </table:table-cell>
              <table:table-cell office:value-type="float" office:value="0.0000133333333333333">
                <text:p>0.0000133333333333333</text:p>
              </table:table-cell>
            </table:table-row>
            <table:table-row>
              <table:table-cell office:value-type="string">
                <text:p> VARJO.INTERNALS::COPY-STAGE</text:p>
              </table:table-cell>
              <table:table-cell office:value-type="float" office:value="0.0000166666666666667">
                <text:p>0.0000166666666666667</text:p>
              </table:table-cell>
            </table:table-row>
            <table:table-row>
              <table:table-cell office:value-type="string">
                <text:p> VARJO.INTERNALS::%SUITABLE-QUALIFIERSP</text:p>
              </table:table-cell>
              <table:table-cell office:value-type="float" office:value="0.00000476190476190476">
                <text:p>0.000004761904761904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